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3.404cm" style:rel-column-width="13123*"/>
    </style:style>
    <style:style style:name="Table4.B" style:family="table-column">
      <style:table-column-properties style:column-width="13.596cm" style:rel-column-width="5241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828078" officeooo:paragraph-rsid="02828078"/>
    </style:style>
    <style:style style:name="P18" style:family="paragraph" style:parent-style-name="Text_20_body">
      <style:text-properties officeooo:rsid="028838bc" officeooo:paragraph-rsid="028838bc"/>
    </style:style>
    <style:style style:name="P19" style:family="paragraph" style:parent-style-name="Text_20_body">
      <style:text-properties officeooo:rsid="02939678" officeooo:paragraph-rsid="02939678"/>
    </style:style>
    <style:style style:name="P20" style:family="paragraph" style:parent-style-name="Table_20_Contents">
      <style:text-properties style:font-name="Linux Libertine G" fo:font-size="8pt" style:font-size-asian="8pt" style:font-size-complex="8pt"/>
    </style:style>
    <style:style style:name="P21" style:family="paragraph" style:parent-style-name="Table_20_Contents">
      <style:text-properties style:font-name="Linux Libertine G" fo:font-size="8pt" officeooo:rsid="02033d40" officeooo:paragraph-rsid="02033d40" style:font-size-asian="8pt" style:font-size-complex="8pt"/>
    </style:style>
    <style:style style:name="P22" style:family="paragraph" style:parent-style-name="Table_20_Contents">
      <style:text-properties style:font-name="Linux Libertine G" fo:font-size="8pt" officeooo:rsid="02033d40" officeooo:paragraph-rsid="020a6f8c" style:font-size-asian="8pt" style:font-size-complex="8pt"/>
    </style:style>
    <style:style style:name="P23" style:family="paragraph" style:parent-style-name="Table_20_Contents">
      <style:text-properties style:font-name="Linux Libertine G" fo:font-size="8pt" officeooo:rsid="02041133" officeooo:paragraph-rsid="02041133"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26"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27"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28"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31" style:family="paragraph" style:parent-style-name="Table_20_Contents">
      <style:text-properties style:font-name="Linux Libertine G" fo:font-size="8pt" officeooo:rsid="02073bc9" officeooo:paragraph-rsid="02073bc9"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34" style:family="paragraph" style:parent-style-name="Table_20_Contents">
      <style:text-properties style:font-name="Linux Libertine G" fo:font-size="8pt" officeooo:rsid="02073bc9" officeooo:paragraph-rsid="020a6f8c"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37" style:family="paragraph" style:parent-style-name="Table_20_Contents">
      <style:text-properties style:font-name="Linux Libertine G" fo:font-size="8pt" officeooo:rsid="020a66c6" officeooo:paragraph-rsid="020a66c6"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39" style:family="paragraph" style:parent-style-name="Table_20_Contents">
      <style:text-properties style:font-name="Linux Libertine G" fo:font-size="8pt" officeooo:rsid="020a6f8c" officeooo:paragraph-rsid="020a6f8c" style:font-size-asian="8pt" style:font-size-complex="8pt"/>
    </style:style>
    <style:style style:name="P40" style:family="paragraph" style:parent-style-name="Table_20_Contents">
      <style:text-properties style:font-name="Linux Libertine G" fo:font-size="8pt" officeooo:rsid="020a6f8c" officeooo:paragraph-rsid="020ee91f"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2" style:family="paragraph" style:parent-style-name="Table_20_Contents">
      <style:text-properties style:font-name="Linux Libertine G" fo:font-size="8pt" officeooo:rsid="020ee91f" officeooo:paragraph-rsid="020ee91f"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46" style:family="paragraph" style:parent-style-name="Table_20_Contents">
      <style:text-properties style:font-name="Linux Libertine G" fo:font-size="8pt" officeooo:rsid="02158889" officeooo:paragraph-rsid="02158889"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49" style:family="paragraph" style:parent-style-name="Table_20_Contents">
      <style:text-properties style:font-name="Linux Libertine G" fo:font-size="8pt" officeooo:rsid="02158889" officeooo:paragraph-rsid="028bdce6" style:font-size-asian="8pt" style:font-size-complex="8pt"/>
    </style:style>
    <style:style style:name="P50" style:family="paragraph" style:parent-style-name="Table_20_Contents">
      <style:text-properties style:font-name="Linux Libertine G" fo:font-size="8pt" officeooo:rsid="023ba391" officeooo:paragraph-rsid="023ba391"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2" style:family="paragraph" style:parent-style-name="Table_20_Contents">
      <style:text-properties style:font-name="Linux Libertine G" fo:font-size="8pt" officeooo:rsid="023c66ed" officeooo:paragraph-rsid="024a360c" style:font-size-asian="8pt" style:font-size-complex="8pt"/>
    </style:style>
    <style:style style:name="P53" style:family="paragraph" style:parent-style-name="Table_20_Contents">
      <style:text-properties style:font-name="Linux Libertine G" fo:font-size="8pt" officeooo:rsid="02828078" officeooo:paragraph-rsid="02828078" style:font-size-asian="8pt" style:font-size-complex="8pt"/>
    </style:style>
    <style:style style:name="P5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5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5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5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5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6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6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6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6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6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6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68" style:family="paragraph" style:parent-style-name="Table_20_Contents">
      <style:text-properties style:font-name="Linux Libertine G" fo:font-size="8pt" fo:font-weight="bold" officeooo:rsid="02828078" officeooo:paragraph-rsid="02828078" style:font-size-asian="8pt" style:font-weight-asian="bold" style:font-size-complex="8pt" style:font-weight-complex="bold"/>
    </style:style>
    <style:style style:name="P69"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1"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72"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73"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74" style:family="paragraph" style:parent-style-name="Table_20_Contents">
      <style:text-properties fo:color="#0000ff" style:font-name="Linux Libertine G" fo:font-size="8pt" officeooo:rsid="02033d40" officeooo:paragraph-rsid="020a6f8c" style:font-size-asian="8pt" style:font-size-complex="8pt"/>
    </style:style>
    <style:style style:name="P7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7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77" style:family="paragraph" style:parent-style-name="Table_20_Contents">
      <style:text-properties fo:color="#0000ff" style:font-name="Linux Libertine G" fo:font-size="8pt" officeooo:rsid="02073bc9" officeooo:paragraph-rsid="020a6f8c" style:font-size-asian="8pt" style:font-size-complex="8pt"/>
    </style:style>
    <style:style style:name="P7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7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80" style:family="paragraph" style:parent-style-name="Table_20_Contents">
      <style:text-properties fo:color="#0000ff" style:font-name="Linux Libertine G" fo:font-size="8pt" officeooo:rsid="020a6f8c" officeooo:paragraph-rsid="020ee91f" style:font-size-asian="8pt" style:font-size-complex="8pt"/>
    </style:style>
    <style:style style:name="P8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82" style:family="paragraph" style:parent-style-name="Table_20_Contents">
      <style:text-properties fo:color="#0000ff" style:font-name="Linux Libertine G" fo:font-size="8pt" officeooo:rsid="02158889" officeooo:paragraph-rsid="02158889" style:font-size-asian="8pt" style:font-size-complex="8pt"/>
    </style:style>
    <style:style style:name="P8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8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8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8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87" style:family="paragraph" style:parent-style-name="Table_20_Contents">
      <style:text-properties fo:color="#0000ff" style:font-name="Linux Libertine G" fo:font-size="8pt" officeooo:rsid="02088cde" officeooo:paragraph-rsid="02088cde"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9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9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9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9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00" style:family="paragraph" style:parent-style-name="Table_20_Contents">
      <style:text-properties officeooo:rsid="02415c4c" officeooo:paragraph-rsid="02415c4c" fo:background-color="transparent"/>
    </style:style>
    <style:style style:name="P101" style:family="paragraph" style:parent-style-name="Table_20_Contents">
      <style:text-properties officeooo:paragraph-rsid="0250fac9" fo:background-color="transparent"/>
    </style:style>
    <style:style style:name="P102" style:family="paragraph" style:parent-style-name="Table_20_Contents">
      <style:text-properties officeooo:paragraph-rsid="02415c4c"/>
    </style:style>
    <style:style style:name="P103" style:family="paragraph" style:parent-style-name="Table_20_Contents">
      <style:text-properties style:font-name="Liberation Mono1" fo:font-size="8pt" officeooo:rsid="02828078" officeooo:paragraph-rsid="02828078" style:font-size-asian="8pt" style:font-size-complex="8pt"/>
    </style:style>
    <style:style style:name="P104" style:family="paragraph" style:parent-style-name="Table_20_Contents">
      <style:text-properties style:font-name="Liberation Mono1" fo:font-size="8pt" officeooo:rsid="0283e9c1" officeooo:paragraph-rsid="0283e9c1" style:font-size-asian="8pt" style:font-size-complex="8pt"/>
    </style:style>
    <style:style style:name="P105" style:family="paragraph" style:parent-style-name="Table_20_Contents">
      <style:text-properties style:font-name="Liberation Mono1" fo:font-size="8pt" fo:font-weight="normal" officeooo:rsid="02828078" officeooo:paragraph-rsid="02828078" style:font-size-asian="8pt" style:font-weight-asian="normal" style:font-size-complex="8pt" style:font-weight-complex="normal"/>
    </style:style>
    <style:style style:name="P106" style:family="paragraph" style:parent-style-name="Table_20_Contents">
      <style:text-properties style:font-name="Liberation Mono1" fo:font-size="8pt" fo:font-weight="normal" officeooo:rsid="02828078" officeooo:paragraph-rsid="0283e9c1" style:font-size-asian="8pt" style:font-weight-asian="normal" style:font-size-complex="8pt" style:font-weight-complex="normal"/>
    </style:style>
    <style:style style:name="P107" style:family="paragraph" style:parent-style-name="Table_20_Contents">
      <style:text-properties style:font-name="Liberation Mono1" fo:font-size="8pt" fo:font-weight="bold" officeooo:rsid="02828078" officeooo:paragraph-rsid="0283e9c1" style:font-size-asian="8pt" style:font-weight-asian="bold" style:font-size-complex="8pt" style:font-weight-complex="bold"/>
    </style:style>
    <style:style style:name="P10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0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1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1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1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1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14" style:family="paragraph" style:parent-style-name="Footnote">
      <style:text-properties officeooo:rsid="020394fb" officeooo:paragraph-rsid="020394fb"/>
    </style:style>
    <style:style style:name="P115" style:family="paragraph" style:parent-style-name="Footnote">
      <style:text-properties officeooo:rsid="02041133" officeooo:paragraph-rsid="02041133"/>
    </style:style>
    <style:style style:name="P116" style:family="paragraph" style:parent-style-name="Footnote">
      <style:text-properties officeooo:rsid="02041133" officeooo:paragraph-rsid="0205caee"/>
    </style:style>
    <style:style style:name="P117" style:family="paragraph" style:parent-style-name="Footnote">
      <style:text-properties officeooo:rsid="0205caee" officeooo:paragraph-rsid="0205caee"/>
    </style:style>
    <style:style style:name="P118" style:family="paragraph" style:parent-style-name="Footnote">
      <style:text-properties officeooo:rsid="0206ec09" officeooo:paragraph-rsid="0206ec09"/>
    </style:style>
    <style:style style:name="P119" style:family="paragraph" style:parent-style-name="Footnote">
      <style:text-properties officeooo:rsid="02073bc9" officeooo:paragraph-rsid="02073bc9"/>
    </style:style>
    <style:style style:name="P120" style:family="paragraph" style:parent-style-name="Footnote">
      <style:text-properties officeooo:rsid="02088cde" officeooo:paragraph-rsid="02088cde"/>
    </style:style>
    <style:style style:name="P121" style:family="paragraph" style:parent-style-name="Footnote">
      <style:text-properties officeooo:rsid="020a66c6" officeooo:paragraph-rsid="020a6f8c"/>
    </style:style>
    <style:style style:name="P122" style:family="paragraph" style:parent-style-name="Footnote">
      <style:text-properties officeooo:rsid="020a6f8c" officeooo:paragraph-rsid="020a6f8c"/>
    </style:style>
    <style:style style:name="P123" style:family="paragraph" style:parent-style-name="Footnote">
      <style:text-properties officeooo:rsid="020ee91f" officeooo:paragraph-rsid="020ee91f"/>
    </style:style>
    <style:style style:name="P124" style:family="paragraph" style:parent-style-name="Footnote">
      <style:text-properties officeooo:rsid="02158889" officeooo:paragraph-rsid="02158889"/>
    </style:style>
    <style:style style:name="P125" style:family="paragraph" style:parent-style-name="Footnote">
      <style:text-properties officeooo:rsid="021adb2d" officeooo:paragraph-rsid="021b974d"/>
    </style:style>
    <style:style style:name="P126" style:family="paragraph" style:parent-style-name="Footnote">
      <style:text-properties officeooo:rsid="023ba391" officeooo:paragraph-rsid="023ba391"/>
    </style:style>
    <style:style style:name="P127" style:family="paragraph" style:parent-style-name="Footnote">
      <style:text-properties officeooo:rsid="023d70e8" officeooo:paragraph-rsid="023d70e8"/>
    </style:style>
    <style:style style:name="P128" style:family="paragraph" style:parent-style-name="Footnote">
      <style:text-properties officeooo:rsid="023d8207" officeooo:paragraph-rsid="023d8207"/>
    </style:style>
    <style:style style:name="P129" style:family="paragraph" style:parent-style-name="Footnote">
      <style:text-properties officeooo:rsid="024a360c" officeooo:paragraph-rsid="024a360c"/>
    </style:style>
    <style:style style:name="P130" style:family="paragraph" style:parent-style-name="Footnote">
      <style:text-properties officeooo:rsid="0250fac9" officeooo:paragraph-rsid="0250fac9"/>
    </style:style>
    <style:style style:name="P131" style:family="paragraph" style:parent-style-name="Footnote">
      <style:text-properties officeooo:rsid="0258d416" officeooo:paragraph-rsid="0258d416" fo:background-color="#ffff00"/>
    </style:style>
    <style:style style:name="P132" style:family="paragraph" style:parent-style-name="Footnote">
      <style:text-properties officeooo:rsid="0266b130" officeooo:paragraph-rsid="0266b130" fo:background-color="#ffff00"/>
    </style:style>
    <style:style style:name="P133" style:family="paragraph" style:parent-style-name="Footnote">
      <style:text-properties officeooo:rsid="023e91e8" officeooo:paragraph-rsid="025b201b"/>
    </style:style>
    <style:style style:name="P134" style:family="paragraph" style:parent-style-name="Footnote">
      <style:text-properties officeooo:rsid="025fde96" officeooo:paragraph-rsid="025fde96"/>
    </style:style>
    <style:style style:name="P135" style:family="paragraph" style:parent-style-name="Footnote">
      <style:text-properties officeooo:rsid="0265403f" officeooo:paragraph-rsid="0265403f"/>
    </style:style>
    <style:style style:name="P136" style:family="paragraph" style:parent-style-name="Footnote">
      <style:text-properties officeooo:rsid="026b936d" officeooo:paragraph-rsid="026b936d"/>
    </style:style>
    <style:style style:name="P137" style:family="paragraph" style:parent-style-name="Footnote">
      <style:text-properties officeooo:rsid="026b936d" officeooo:paragraph-rsid="026d7e11"/>
    </style:style>
    <style:style style:name="P138" style:family="paragraph" style:parent-style-name="Footnote">
      <style:text-properties officeooo:rsid="026bc08a" officeooo:paragraph-rsid="026bc08a"/>
    </style:style>
    <style:style style:name="P139" style:family="paragraph" style:parent-style-name="Footnote">
      <style:text-properties officeooo:rsid="026dd964" officeooo:paragraph-rsid="026dd964"/>
    </style:style>
    <style:style style:name="P140" style:family="paragraph" style:parent-style-name="Footnote">
      <style:text-properties officeooo:rsid="026dd964" officeooo:paragraph-rsid="028e2aef"/>
    </style:style>
    <style:style style:name="P141" style:family="paragraph" style:parent-style-name="Footnote">
      <style:text-properties officeooo:rsid="026ed200" officeooo:paragraph-rsid="026ed200"/>
    </style:style>
    <style:style style:name="P142" style:family="paragraph" style:parent-style-name="Footnote">
      <style:text-properties officeooo:rsid="026fa809" officeooo:paragraph-rsid="026fa809"/>
    </style:style>
    <style:style style:name="P143" style:family="paragraph" style:parent-style-name="Footnote">
      <style:text-properties officeooo:rsid="02701875" officeooo:paragraph-rsid="02701875"/>
    </style:style>
    <style:style style:name="P144" style:family="paragraph" style:parent-style-name="Footnote">
      <style:text-properties officeooo:rsid="02772362" officeooo:paragraph-rsid="02772362"/>
    </style:style>
    <style:style style:name="P145" style:family="paragraph" style:parent-style-name="Footnote">
      <style:text-properties officeooo:rsid="027bd3f0" officeooo:paragraph-rsid="027bd3f0"/>
    </style:style>
    <style:style style:name="P146" style:family="paragraph" style:parent-style-name="Footnote">
      <style:text-properties officeooo:rsid="027e9c5b" officeooo:paragraph-rsid="027e9c5b"/>
    </style:style>
    <style:style style:name="P147" style:family="paragraph" style:parent-style-name="Footnote">
      <style:text-properties officeooo:rsid="02033d40" officeooo:paragraph-rsid="02033d40"/>
    </style:style>
    <style:style style:name="P148" style:family="paragraph" style:parent-style-name="Footnote">
      <style:text-properties officeooo:rsid="02907d04" officeooo:paragraph-rsid="02907d04"/>
    </style:style>
    <style:style style:name="P149" style:family="paragraph" style:parent-style-name="Footnote">
      <style:text-properties officeooo:rsid="0290a0a4" officeooo:paragraph-rsid="0290a0a4"/>
    </style:style>
    <style:style style:name="P150" style:family="paragraph" style:parent-style-name="Footnote">
      <style:text-properties officeooo:rsid="02939678" officeooo:paragraph-rsid="02939678"/>
    </style:style>
    <style:style style:name="P151" style:family="paragraph" style:parent-style-name="Code">
      <style:text-properties officeooo:rsid="02703713" officeooo:paragraph-rsid="02703713"/>
    </style:style>
    <style:style style:name="P152" style:family="paragraph" style:parent-style-name="Code">
      <style:text-properties fo:font-weight="bold" officeooo:rsid="02703713" officeooo:paragraph-rsid="02703713" style:font-weight-asian="bold" style:font-weight-complex="bold"/>
    </style:style>
    <style:style style:name="P153" style:family="paragraph" style:parent-style-name="Code">
      <style:text-properties fo:font-weight="bold" officeooo:rsid="02728672" officeooo:paragraph-rsid="02728672" style:font-weight-asian="bold" style:font-weight-complex="bold"/>
    </style:style>
    <style:style style:name="P154" style:family="paragraph" style:parent-style-name="Code">
      <style:text-properties officeooo:rsid="02728672" officeooo:paragraph-rsid="02728672"/>
    </style:style>
    <style:style style:name="P155" style:family="paragraph" style:parent-style-name="Code">
      <style:text-properties officeooo:rsid="027542a8" officeooo:paragraph-rsid="027542a8"/>
    </style:style>
    <style:style style:name="P156" style:family="paragraph" style:parent-style-name="Code">
      <style:text-properties fo:font-weight="normal" officeooo:rsid="02728672" officeooo:paragraph-rsid="02728672" style:font-weight-asian="normal" style:font-weight-complex="normal"/>
    </style:style>
    <style:style style:name="P157" style:family="paragraph" style:parent-style-name="Code">
      <style:text-properties fo:font-weight="normal" officeooo:rsid="027542a8" officeooo:paragraph-rsid="027542a8" style:font-weight-asian="normal" style:font-weight-complex="normal"/>
    </style:style>
    <style:style style:name="P158" style:family="paragraph" style:parent-style-name="Heading_20_1">
      <style:text-properties officeooo:rsid="01facd8b" officeooo:paragraph-rsid="01facd8b"/>
    </style:style>
    <style:style style:name="P159" style:family="paragraph" style:parent-style-name="Heading_20_1">
      <style:text-properties officeooo:rsid="02033d40" officeooo:paragraph-rsid="02033d40"/>
    </style:style>
    <style:style style:name="P160" style:family="paragraph" style:parent-style-name="Heading_20_1">
      <style:text-properties officeooo:rsid="023ba391" officeooo:paragraph-rsid="023ba391"/>
    </style:style>
    <style:style style:name="P161" style:family="paragraph" style:parent-style-name="Heading_20_1">
      <style:text-properties officeooo:rsid="02641091" officeooo:paragraph-rsid="02641091"/>
    </style:style>
    <style:style style:name="P162" style:family="paragraph" style:parent-style-name="Heading_20_1">
      <style:text-properties officeooo:paragraph-rsid="02641091"/>
    </style:style>
    <style:style style:name="P163" style:family="paragraph" style:parent-style-name="List" style:list-style-name="List_20_1"/>
    <style:style style:name="P164"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65" style:family="paragraph" style:parent-style-name="Table_20_Contents">
      <style:text-properties style:font-name="Linux Libertine G" fo:font-size="8pt" officeooo:rsid="02033d40" officeooo:paragraph-rsid="02033d40" style:font-size-asian="8pt" style:font-size-complex="8pt"/>
    </style:style>
    <style:style style:name="P166"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67" style:family="paragraph" style:parent-style-name="Table_20_Contents">
      <style:text-properties fo:color="#0000ff" style:font-name="Linux Libertine G" fo:font-size="8pt" officeooo:rsid="02033d40" officeooo:paragraph-rsid="020a6f8c"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41133"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2" style:family="paragraph" style:parent-style-name="Table_20_Contents">
      <style:paragraph-properties fo:text-align="center" style:justify-single-word="false"/>
      <style:text-properties fo:color="#0000ff" style:font-name="Linux Libertine G" fo:font-size="8pt" officeooo:rsid="0205caee" officeooo:paragraph-rsid="0205caee"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75" style:family="paragraph" style:parent-style-name="Table_20_Contents">
      <style:text-properties fo:color="#0000ff" style:font-name="Linux Libertine G" fo:font-size="8pt" officeooo:rsid="029931fc" officeooo:paragraph-rsid="029931fc"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7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8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8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85" style:family="paragraph" style:parent-style-name="Footnote">
      <style:text-properties officeooo:rsid="02982b17" officeooo:paragraph-rsid="02982b17"/>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9931fc"/>
    </style:style>
    <style:style style:name="P188" style:family="paragraph" style:parent-style-name="Footnote">
      <style:text-properties officeooo:rsid="027bd3f0" officeooo:paragraph-rsid="027bd3f0"/>
    </style:style>
    <style:style style:name="P189" style:family="paragraph" style:parent-style-name="Text_20_body" style:list-style-name="L1">
      <style:text-properties officeooo:paragraph-rsid="02939678"/>
    </style:style>
    <style:style style:name="P190" style:family="paragraph" style:parent-style-name="Text_20_body" style:list-style-name="L1">
      <style:text-properties officeooo:rsid="02939678" officeooo:paragraph-rsid="02939678"/>
    </style:style>
    <style:style style:name="P191" style:family="paragraph" style:parent-style-name="Text_20_body" style:list-style-name="L4">
      <style:paragraph-properties fo:text-align="start" style:justify-single-word="false"/>
      <style:text-properties officeooo:rsid="0265403f" officeooo:paragraph-rsid="0268fdb8" fo:background-color="transparent"/>
    </style:style>
    <style:style style:name="P192" style:family="paragraph" style:parent-style-name="Text_20_body" style:list-style-name="L4">
      <style:paragraph-properties fo:text-align="start" style:justify-single-word="false"/>
      <style:text-properties officeooo:rsid="0278c9d3" officeooo:paragraph-rsid="02793b29" fo:background-color="transparent"/>
    </style:style>
    <style:style style:name="P193" style:family="paragraph" style:parent-style-name="Text_20_body" style:list-style-name="L4">
      <style:paragraph-properties fo:text-align="start" style:justify-single-word="false"/>
      <style:text-properties officeooo:rsid="02772362" officeooo:paragraph-rsid="02772362" fo:background-color="transparent"/>
    </style:style>
    <style:style style:name="P194" style:family="paragraph" style:parent-style-name="Text_20_body" style:list-style-name="L4">
      <style:paragraph-properties fo:text-align="start" style:justify-single-word="false"/>
      <style:text-properties officeooo:rsid="026bc08a" officeooo:paragraph-rsid="026bc08a" fo:background-color="transparent"/>
    </style:style>
    <style:style style:name="P195" style:family="paragraph" style:parent-style-name="Text_20_body" style:list-style-name="L4">
      <style:paragraph-properties fo:text-align="start" style:justify-single-word="false"/>
      <style:text-properties officeooo:rsid="026b936d" officeooo:paragraph-rsid="026b936d" fo:background-color="transparent"/>
    </style:style>
    <style:style style:name="P196" style:family="paragraph" style:parent-style-name="Text_20_body" style:list-style-name="L4">
      <style:paragraph-properties fo:text-align="start" style:justify-single-word="false"/>
      <style:text-properties officeooo:rsid="027e5741" officeooo:paragraph-rsid="0280cc24" fo:background-color="transparent"/>
    </style:style>
    <style:style style:name="P197" style:family="paragraph" style:parent-style-name="Text_20_body" style:list-style-name="L4">
      <style:paragraph-properties fo:text-align="start" style:justify-single-word="false"/>
      <style:text-properties officeooo:rsid="026e1082" officeooo:paragraph-rsid="02703713" fo:background-color="transparent"/>
    </style:style>
    <style:style style:name="P198" style:family="paragraph" style:parent-style-name="Text_20_body" style:list-style-name="List_20_1">
      <style:paragraph-properties>
        <style:tab-stops/>
      </style:paragraph-properties>
      <style:text-properties officeooo:rsid="01facd8b" officeooo:paragraph-rsid="01facd8b"/>
    </style:style>
    <style:style style:name="P199" style:family="paragraph" style:parent-style-name="Text_20_body" style:list-style-name="List_20_1">
      <style:text-properties officeooo:rsid="01facd8b" officeooo:paragraph-rsid="01facd8b"/>
    </style:style>
    <style:style style:name="P200" style:family="paragraph" style:parent-style-name="Text_20_body" style:list-style-name="List_20_1">
      <style:text-properties style:font-name="Linux Libertine G" fo:font-size="11pt" officeooo:rsid="01facd8b" officeooo:paragraph-rsid="01facd8b" style:font-size-asian="10.5pt"/>
    </style:style>
    <style:style style:name="P201" style:family="paragraph" style:parent-style-name="Text_20_body" style:list-style-name="List_20_1">
      <style:text-properties officeooo:rsid="01fcc402" officeooo:paragraph-rsid="01fcc402"/>
    </style:style>
    <style:style style:name="P202" style:family="paragraph" style:parent-style-name="Text_20_body" style:list-style-name="List_20_1">
      <style:text-properties officeooo:rsid="028838bc" officeooo:paragraph-rsid="028838bc"/>
    </style:style>
    <style:style style:name="P203" style:family="paragraph" style:parent-style-name="Text_20_body" style:list-style-name="List_20_1">
      <style:paragraph-properties fo:text-align="start" style:justify-single-word="false"/>
      <style:text-properties officeooo:rsid="028911e1" officeooo:paragraph-rsid="028911e1"/>
    </style:style>
    <style:style style:name="P204" style:family="paragraph" style:parent-style-name="Text_20_body" style:list-style-name="List_20_1">
      <style:paragraph-properties fo:text-align="start" style:justify-single-word="false"/>
      <style:text-properties officeooo:rsid="02982474" officeooo:paragraph-rsid="02982474"/>
    </style:style>
    <style:style style:name="P205" style:family="paragraph" style:parent-style-name="Text_20_body" style:list-style-name="List_20_1">
      <style:text-properties officeooo:rsid="029444ce" officeooo:paragraph-rsid="029444ce"/>
    </style:style>
    <style:style style:name="P206" style:family="paragraph" style:parent-style-name="Heading_20_3">
      <style:text-properties style:use-window-font-color="true" fo:font-size="11pt" fo:font-style="normal" style:font-name-asian="DejaVu Sans" style:font-name-complex="Lohit Hindi"/>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66b130" fo:background-color="#ffff00" loext:char-shading-value="0"/>
    </style:style>
    <style:style style:name="T6" style:family="text">
      <style:text-properties officeooo:rsid="020394fb"/>
    </style:style>
    <style:style style:name="T7" style:family="text">
      <style:text-properties fo:font-style="italic" style:font-style-asian="italic" style:font-style-complex="italic"/>
    </style:style>
    <style:style style:name="T8" style:family="text">
      <style:text-properties fo:font-style="italic" officeooo:rsid="020394fb" style:font-style-asian="italic" style:font-style-complex="italic"/>
    </style:style>
    <style:style style:name="T9" style:family="text">
      <style:text-properties fo:font-style="italic" officeooo:rsid="02637d68" style:font-style-asian="italic" style:font-style-complex="italic"/>
    </style:style>
    <style:style style:name="T10" style:family="text">
      <style:text-properties fo:font-style="italic" officeooo:rsid="02878964" style:font-style-asian="italic" style:font-style-complex="italic"/>
    </style:style>
    <style:style style:name="T11" style:family="text">
      <style:text-properties fo:font-style="italic" officeooo:rsid="02378f4d" style:font-style-asian="italic" style:font-style-complex="italic"/>
    </style:style>
    <style:style style:name="T12" style:family="text">
      <style:text-properties fo:font-style="italic" officeooo:rsid="0206ec09" style:font-style-asian="italic" style:font-style-complex="italic"/>
    </style:style>
    <style:style style:name="T13" style:family="text">
      <style:text-properties fo:font-style="italic" officeooo:rsid="02982b17"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21adb2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205caee" style:font-weight-asian="bold" style:font-weight-complex="bold"/>
    </style:style>
    <style:style style:name="T18" style:family="text">
      <style:text-properties fo:font-weight="bold" officeooo:rsid="02088cde" style:font-weight-asian="bold" style:font-weight-complex="bold"/>
    </style:style>
    <style:style style:name="T19" style:family="text">
      <style:text-properties fo:font-weight="bold" officeooo:rsid="020a6f8c" style:font-weight-asian="bold" style:font-weight-complex="bold"/>
    </style:style>
    <style:style style:name="T20" style:family="text">
      <style:text-properties fo:font-weight="bold" officeooo:rsid="020cdff5" style:font-weight-asian="bold" style:font-weight-complex="bold"/>
    </style:style>
    <style:style style:name="T21" style:family="text">
      <style:text-properties fo:font-weight="bold" officeooo:rsid="021adb2d" style:font-weight-asian="bold" style:font-weight-complex="bold"/>
    </style:style>
    <style:style style:name="T22" style:family="text">
      <style:text-properties fo:font-weight="bold" officeooo:rsid="021ca9b6" style:font-weight-asian="bold" style:font-weight-complex="bold"/>
    </style:style>
    <style:style style:name="T23" style:family="text">
      <style:text-properties fo:font-weight="bold" officeooo:rsid="024e3361" style:font-weight-asian="bold" style:font-weight-complex="bold"/>
    </style:style>
    <style:style style:name="T24" style:family="text">
      <style:text-properties fo:font-weight="bold" officeooo:rsid="026fa809" style:font-weight-asian="bold" style:font-weight-complex="bold"/>
    </style:style>
    <style:style style:name="T25" style:family="text">
      <style:text-properties fo:font-weight="bold" officeooo:rsid="02703713" style:font-weight-asian="bold" style:font-weight-complex="bold"/>
    </style:style>
    <style:style style:name="T26" style:family="text">
      <style:text-properties fo:font-weight="bold" officeooo:rsid="027169e8" style:font-weight-asian="bold" style:font-weight-complex="bold"/>
    </style:style>
    <style:style style:name="T27" style:family="text">
      <style:text-properties fo:font-weight="bold" officeooo:rsid="027bd3f0" style:font-weight-asian="bold" style:font-weight-complex="bold"/>
    </style:style>
    <style:style style:name="T28" style:family="text">
      <style:text-properties fo:font-weight="bold" officeooo:rsid="027eed26" style:font-weight-asian="bold" style:font-weight-complex="bold"/>
    </style:style>
    <style:style style:name="T29" style:family="text">
      <style:text-properties fo:font-weight="bold" officeooo:rsid="028e2aef" style:font-weight-asian="bold" style:font-weight-complex="bold"/>
    </style:style>
    <style:style style:name="T30" style:family="text">
      <style:text-properties fo:font-weight="bold" officeooo:rsid="026dd964" style:font-weight-asian="bold" style:font-weight-complex="bold"/>
    </style:style>
    <style:style style:name="T31" style:family="text">
      <style:text-properties fo:font-weight="bold" officeooo:rsid="0290a0a4" style:font-weight-asian="bold" style:font-weight-complex="bold"/>
    </style:style>
    <style:style style:name="T32" style:family="text">
      <style:text-properties fo:font-weight="bold" officeooo:rsid="0292b9fa" style:font-weight-asian="bold" style:font-weight-complex="bold"/>
    </style:style>
    <style:style style:name="T33" style:family="text">
      <style:text-properties fo:font-weight="bold" officeooo:rsid="02939678"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fo:font-weight="bold" officeooo:rsid="0256a3d7" fo:background-color="#ffff00" loext:char-shading-value="0" style:font-weight-asian="bold" style:font-weight-complex="bold"/>
    </style:style>
    <style:style style:name="T36" style:family="text">
      <style:text-properties officeooo:rsid="0205caee"/>
    </style:style>
    <style:style style:name="T37" style:family="text">
      <style:text-properties fo:font-weight="normal" style:font-weight-asian="normal" style:font-weight-complex="normal"/>
    </style:style>
    <style:style style:name="T38" style:family="text">
      <style:text-properties fo:font-weight="normal" officeooo:rsid="0205caee" style:font-weight-asian="normal" style:font-weight-complex="normal"/>
    </style:style>
    <style:style style:name="T39" style:family="text">
      <style:text-properties fo:font-weight="normal" officeooo:rsid="020a6f8c" style:font-weight-asian="normal" style:font-weight-complex="normal"/>
    </style:style>
    <style:style style:name="T40" style:family="text">
      <style:text-properties fo:font-weight="normal" officeooo:rsid="02088cde" style:font-weight-asian="normal" style:font-weight-complex="normal"/>
    </style:style>
    <style:style style:name="T41" style:family="text">
      <style:text-properties fo:font-weight="normal" officeooo:rsid="020f678c" style:font-weight-asian="normal" style:font-weight-complex="normal"/>
    </style:style>
    <style:style style:name="T42" style:family="text">
      <style:text-properties fo:font-weight="normal" officeooo:rsid="02188d13" style:font-weight-asian="normal" style:font-weight-complex="normal"/>
    </style:style>
    <style:style style:name="T43" style:family="text">
      <style:text-properties fo:font-weight="normal" officeooo:rsid="021adb2d" style:font-weight-asian="normal" style:font-weight-complex="normal"/>
    </style:style>
    <style:style style:name="T44" style:family="text">
      <style:text-properties fo:font-weight="normal" officeooo:rsid="021b974d" style:font-weight-asian="normal" style:font-weight-complex="normal"/>
    </style:style>
    <style:style style:name="T45" style:family="text">
      <style:text-properties fo:font-weight="normal" officeooo:rsid="021f72f5" style:font-weight-asian="normal" style:font-weight-complex="normal"/>
    </style:style>
    <style:style style:name="T46" style:family="text">
      <style:text-properties fo:font-weight="normal" officeooo:rsid="020cdff5" style:font-weight-asian="normal" style:font-weight-complex="normal"/>
    </style:style>
    <style:style style:name="T47" style:family="text">
      <style:text-properties fo:font-weight="normal" officeooo:rsid="02298af1" style:font-weight-asian="normal" style:font-weight-complex="normal"/>
    </style:style>
    <style:style style:name="T48" style:family="text">
      <style:text-properties fo:font-weight="normal" officeooo:rsid="024e3361" style:font-weight-asian="normal" style:font-weight-complex="normal"/>
    </style:style>
    <style:style style:name="T49" style:family="text">
      <style:text-properties fo:font-weight="normal" officeooo:rsid="024efae8" style:font-weight-asian="normal" style:font-weight-complex="normal"/>
    </style:style>
    <style:style style:name="T50" style:family="text">
      <style:text-properties fo:font-weight="normal" officeooo:rsid="026dd964" style:font-weight-asian="normal" style:font-weight-complex="normal"/>
    </style:style>
    <style:style style:name="T51" style:family="text">
      <style:text-properties fo:font-weight="normal" officeooo:rsid="027542a8" style:font-weight-asian="normal" style:font-weight-complex="normal"/>
    </style:style>
    <style:style style:name="T52" style:family="text">
      <style:text-properties fo:font-weight="normal" officeooo:rsid="027bd3f0" style:font-weight-asian="normal" style:font-weight-complex="normal"/>
    </style:style>
    <style:style style:name="T53" style:family="text">
      <style:text-properties fo:font-weight="normal" officeooo:rsid="027eed26" style:font-weight-asian="normal" style:font-weight-complex="normal"/>
    </style:style>
    <style:style style:name="T54" style:family="text">
      <style:text-properties fo:font-weight="normal" officeooo:rsid="0283e9c1" style:font-weight-asian="normal" style:font-weight-complex="normal"/>
    </style:style>
    <style:style style:name="T55" style:family="text">
      <style:text-properties fo:font-weight="normal" officeooo:rsid="028e2aef" style:font-weight-asian="normal" style:font-weight-complex="normal"/>
    </style:style>
    <style:style style:name="T56" style:family="text">
      <style:text-properties fo:font-weight="normal" officeooo:rsid="0290a0a4" style:font-weight-asian="normal" style:font-weight-complex="normal"/>
    </style:style>
    <style:style style:name="T57" style:family="text">
      <style:text-properties fo:font-weight="normal" officeooo:rsid="02939678" style:font-weight-asian="normal" style:font-weight-complex="normal"/>
    </style:style>
    <style:style style:name="T58" style:family="text">
      <style:text-properties fo:font-weight="normal" officeooo:rsid="029931fc"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weight="normal" officeooo:rsid="0214cb14" fo:background-color="transparent" loext:char-shading-value="0" style:font-weight-asian="normal" style:font-weight-complex="normal"/>
    </style:style>
    <style:style style:name="T61" style:family="text">
      <style:text-properties fo:font-weight="normal" officeooo:rsid="020bb611" fo:background-color="transparent" loext:char-shading-value="0" style:font-weight-asian="normal" style:font-weight-complex="normal"/>
    </style:style>
    <style:style style:name="T62" style:family="text">
      <style:text-properties fo:font-weight="normal" officeooo:rsid="023169f1" fo:background-color="transparent" loext:char-shading-value="0" style:font-weight-asian="normal" style:font-weight-complex="normal"/>
    </style:style>
    <style:style style:name="T63" style:family="text">
      <style:text-properties fo:font-weight="normal" officeooo:rsid="028bdce6" fo:background-color="transparent" loext:char-shading-value="0" style:font-weight-asian="normal" style:font-weight-complex="normal"/>
    </style:style>
    <style:style style:name="T64" style:family="text">
      <style:text-properties officeooo:rsid="0206ec09"/>
    </style:style>
    <style:style style:name="T65" style:family="text">
      <style:text-properties officeooo:rsid="02073bc9"/>
    </style:style>
    <style:style style:name="T66" style:family="text">
      <style:text-properties officeooo:rsid="02088cde"/>
    </style:style>
    <style:style style:name="T67" style:family="text">
      <style:text-properties officeooo:rsid="020a6f8c"/>
    </style:style>
    <style:style style:name="T68" style:family="text">
      <style:text-properties officeooo:rsid="020bb611"/>
    </style:style>
    <style:style style:name="T69" style:family="text">
      <style:text-properties officeooo:rsid="020cdff5"/>
    </style:style>
    <style:style style:name="T70" style:family="text">
      <style:text-properties fo:background-color="transparent" loext:char-shading-value="0"/>
    </style:style>
    <style:style style:name="T71" style:family="text">
      <style:text-properties officeooo:rsid="024a360c" fo:background-color="transparent" loext:char-shading-value="0"/>
    </style:style>
    <style:style style:name="T72" style:family="text">
      <style:text-properties officeooo:rsid="024a1908" fo:background-color="transparent" loext:char-shading-value="0"/>
    </style:style>
    <style:style style:name="T73" style:family="text">
      <style:text-properties officeooo:rsid="0256a3d7" fo:background-color="transparent" loext:char-shading-value="0"/>
    </style:style>
    <style:style style:name="T74" style:family="text">
      <style:text-properties officeooo:rsid="0266b130" fo:background-color="transparent" loext:char-shading-value="0"/>
    </style:style>
    <style:style style:name="T75" style:family="text">
      <style:text-properties officeooo:rsid="02147c73"/>
    </style:style>
    <style:style style:name="T76" style:family="text">
      <style:text-properties officeooo:rsid="021570b7"/>
    </style:style>
    <style:style style:name="T77" style:family="text">
      <style:text-properties officeooo:rsid="02188d13"/>
    </style:style>
    <style:style style:name="T78" style:family="text">
      <style:text-properties officeooo:rsid="021adb2d"/>
    </style:style>
    <style:style style:name="T79" style:family="text">
      <style:text-properties officeooo:rsid="021b974d"/>
    </style:style>
    <style:style style:name="T80" style:family="text">
      <style:text-properties officeooo:rsid="02341370"/>
    </style:style>
    <style:style style:name="T81" style:family="text">
      <style:text-properties officeooo:rsid="02378f4d"/>
    </style:style>
    <style:style style:name="T82" style:family="text">
      <style:text-properties style:font-name="Linux Libertine G" fo:font-size="8pt" style:font-size-asian="8pt" style:font-size-complex="8pt"/>
    </style:style>
    <style:style style:name="T83" style:family="text">
      <style:text-properties style:font-name="Linux Libertine G" fo:font-size="8pt" officeooo:rsid="023ba391" style:font-size-asian="8pt" style:font-size-complex="8pt"/>
    </style:style>
    <style:style style:name="T84" style:family="text">
      <style:text-properties style:font-name="Linux Libertine G" fo:font-size="8pt" officeooo:rsid="023d8207" style:font-size-asian="8pt" style:font-size-complex="8pt"/>
    </style:style>
    <style:style style:name="T85" style:family="text">
      <style:text-properties style:font-name="Linux Libertine G" fo:font-size="8pt" officeooo:rsid="023d70e8" style:font-size-asian="8pt" style:font-size-complex="8pt"/>
    </style:style>
    <style:style style:name="T86" style:family="text">
      <style:text-properties style:font-name="Linux Libertine G" fo:font-size="8pt" officeooo:rsid="02415c4c" style:font-size-asian="8pt" style:font-size-complex="8pt"/>
    </style:style>
    <style:style style:name="T87" style:family="text">
      <style:text-properties style:font-name="Linux Libertine G" fo:font-size="8pt" officeooo:rsid="02432253" style:font-size-asian="8pt" style:font-size-complex="8pt"/>
    </style:style>
    <style:style style:name="T88" style:family="text">
      <style:text-properties style:font-name="Linux Libertine G" fo:font-size="8pt" officeooo:rsid="024419c2" style:font-size-asian="8pt" style:font-size-complex="8pt"/>
    </style:style>
    <style:style style:name="T89" style:family="text">
      <style:text-properties style:font-name="Linux Libertine G" fo:font-size="8pt" officeooo:rsid="0250fac9" style:font-size-asian="8pt" style:font-size-complex="8pt"/>
    </style:style>
    <style:style style:name="T90" style:family="text">
      <style:text-properties style:font-name="Linux Libertine G" fo:font-size="8pt" officeooo:rsid="02529d8d" style:font-size-asian="8pt" style:font-size-complex="8pt"/>
    </style:style>
    <style:style style:name="T91" style:family="text">
      <style:text-properties style:font-name="Linux Libertine G" fo:font-size="8pt" officeooo:rsid="023d8207" fo:background-color="transparent" loext:char-shading-value="0" style:font-size-asian="8pt" style:font-size-complex="8pt"/>
    </style:style>
    <style:style style:name="T92" style:family="text">
      <style:text-properties style:font-name="Linux Libertine G" fo:font-size="8pt" officeooo:rsid="023d70e8" fo:background-color="transparent" loext:char-shading-value="0" style:font-size-asian="8pt" style:font-size-complex="8pt"/>
    </style:style>
    <style:style style:name="T93" style:family="text">
      <style:text-properties style:font-name="Linux Libertine G" fo:font-size="8pt" officeooo:rsid="02415c4c" fo:background-color="transparent" loext:char-shading-value="0" style:font-size-asian="8pt" style:font-size-complex="8pt"/>
    </style:style>
    <style:style style:name="T94" style:family="text">
      <style:text-properties style:font-name="Linux Libertine G" fo:font-size="8pt" fo:font-weight="bold" officeooo:rsid="0248bbf5" style:font-size-asian="8pt" style:font-weight-asian="bold" style:font-size-complex="8pt" style:font-weight-complex="bold"/>
    </style:style>
    <style:style style:name="T95" style:family="text">
      <style:text-properties style:font-name="Linux Libertine G" fo:font-size="8pt" fo:font-weight="bold" officeooo:rsid="02529d8d" style:font-size-asian="8pt" style:font-weight-asian="bold" style:font-size-complex="8pt" style:font-weight-complex="bold"/>
    </style:style>
    <style:style style:name="T96" style:family="text">
      <style:text-properties style:font-name="Linux Libertine G" fo:font-size="8pt" fo:font-weight="bold" officeooo:rsid="0265403f" style:font-size-asian="8pt" style:font-weight-asian="bold" style:font-size-complex="8pt" style:font-weight-complex="bold"/>
    </style:style>
    <style:style style:name="T97" style:family="text">
      <style:text-properties style:font-name="Linux Libertine G" fo:font-size="8pt" fo:font-weight="normal" officeooo:rsid="0248bbf5" style:font-size-asian="8pt" style:font-weight-asian="normal" style:font-size-complex="8pt" style:font-weight-complex="normal"/>
    </style:style>
    <style:style style:name="T98" style:family="text">
      <style:text-properties style:font-name="Linux Libertine G" fo:font-size="8pt" fo:font-weight="normal" officeooo:rsid="02496dbe" style:font-size-asian="8pt" style:font-weight-asian="normal" style:font-size-complex="8pt" style:font-weight-complex="normal"/>
    </style:style>
    <style:style style:name="T99" style:family="text">
      <style:text-properties style:font-name="Linux Libertine G" fo:font-size="8pt" fo:font-weight="normal" officeooo:rsid="02529d8d" style:font-size-asian="8pt" style:font-weight-asian="normal" style:font-size-complex="8pt" style:font-weight-complex="normal"/>
    </style:style>
    <style:style style:name="T100" style:family="text">
      <style:text-properties style:font-name="Linux Libertine G" fo:font-size="8pt" fo:font-weight="normal" officeooo:rsid="0265403f" style:font-size-asian="8pt" style:font-weight-asian="normal" style:font-size-complex="8pt" style:font-weight-complex="normal"/>
    </style:style>
    <style:style style:name="T101" style:family="text">
      <style:text-properties officeooo:rsid="023e91e8"/>
    </style:style>
    <style:style style:name="T102" style:family="text">
      <style:text-properties officeooo:rsid="02432253"/>
    </style:style>
    <style:style style:name="T103" style:family="text">
      <style:text-properties officeooo:rsid="024e3361"/>
    </style:style>
    <style:style style:name="T104" style:family="text">
      <style:text-properties officeooo:rsid="024efae8"/>
    </style:style>
    <style:style style:name="T105" style:family="text">
      <style:text-properties officeooo:rsid="024c08ef"/>
    </style:style>
    <style:style style:name="T106" style:family="text">
      <style:text-properties officeooo:rsid="02553737"/>
    </style:style>
    <style:style style:name="T107" style:family="text">
      <style:text-properties officeooo:rsid="0258d416"/>
    </style:style>
    <style:style style:name="T108" style:family="text">
      <style:text-properties officeooo:rsid="025ad9bb"/>
    </style:style>
    <style:style style:name="T109" style:family="text">
      <style:text-properties officeooo:rsid="025b201b"/>
    </style:style>
    <style:style style:name="T110" style:family="text">
      <style:text-properties officeooo:rsid="025fde96"/>
    </style:style>
    <style:style style:name="T111" style:family="text">
      <style:text-properties officeooo:rsid="026b936d"/>
    </style:style>
    <style:style style:name="T112" style:family="text">
      <style:text-properties officeooo:rsid="026d7e11"/>
    </style:style>
    <style:style style:name="T113" style:family="text">
      <style:text-properties officeooo:rsid="026dd964"/>
    </style:style>
    <style:style style:name="T114" style:family="text">
      <style:text-properties officeooo:rsid="026ed200"/>
    </style:style>
    <style:style style:name="T115" style:family="text">
      <style:text-properties style:font-name="Linux Libertine G1" officeooo:rsid="026ed200" style:font-name-asian="Linux Libertine G1" style:font-name-complex="Linux Libertine G1"/>
    </style:style>
    <style:style style:name="T116" style:family="text">
      <style:text-properties style:font-name="Linux Libertine G1" officeooo:rsid="026fa809" style:font-name-asian="Linux Libertine G1" style:font-name-complex="Linux Libertine G1"/>
    </style:style>
    <style:style style:name="T117" style:family="text">
      <style:text-properties style:font-name="Linux Libertine G1" officeooo:rsid="02703713" style:font-name-asian="Linux Libertine G1" style:font-name-complex="Linux Libertine G1"/>
    </style:style>
    <style:style style:name="T118" style:family="text">
      <style:text-properties officeooo:rsid="02701875"/>
    </style:style>
    <style:style style:name="T119" style:family="text">
      <style:text-properties officeooo:rsid="0273a603"/>
    </style:style>
    <style:style style:name="T120" style:family="text">
      <style:text-properties officeooo:rsid="02772362"/>
    </style:style>
    <style:style style:name="T121" style:family="text">
      <style:text-properties officeooo:rsid="02793b29"/>
    </style:style>
    <style:style style:name="T122" style:family="text">
      <style:text-properties fo:background-color="#ffffff" loext:char-shading-value="0"/>
    </style:style>
    <style:style style:name="T123" style:family="text">
      <style:text-properties officeooo:rsid="02793b29" fo:background-color="#ffffff" loext:char-shading-value="0"/>
    </style:style>
    <style:style style:name="T124" style:family="text">
      <style:text-properties officeooo:rsid="027b99cd" fo:background-color="#ffffff" loext:char-shading-value="0"/>
    </style:style>
    <style:style style:name="T125" style:family="text">
      <style:text-properties officeooo:rsid="027b99cd"/>
    </style:style>
    <style:style style:name="T126" style:family="text">
      <style:text-properties fo:font-variant="normal" fo:text-transform="none" fo:color="#333333" fo:letter-spacing="normal" fo:font-style="normal" fo:font-weight="normal"/>
    </style:style>
    <style:style style:name="T127" style:family="text">
      <style:text-properties officeooo:rsid="0280cc24"/>
    </style:style>
    <style:style style:name="T128" style:family="text">
      <style:text-properties officeooo:rsid="02878964"/>
    </style:style>
    <style:style style:name="T129" style:family="text">
      <style:text-properties fo:font-style="normal" style:font-style-asian="normal" style:font-style-complex="normal"/>
    </style:style>
    <style:style style:name="T130" style:family="text">
      <style:text-properties fo:font-style="normal" officeooo:rsid="02033d40" style:font-style-asian="normal" style:font-style-complex="normal"/>
    </style:style>
    <style:style style:name="T131" style:family="text">
      <style:text-properties fo:font-style="normal" officeooo:rsid="0206ec09" style:font-style-asian="normal" style:font-style-complex="normal"/>
    </style:style>
    <style:style style:name="T132" style:family="text">
      <style:text-properties fo:font-style="normal" officeooo:rsid="020394fb"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officeooo:rsid="02907d04"/>
    </style:style>
    <style:style style:name="T135" style:family="text">
      <style:text-properties officeooo:rsid="0290a0a4"/>
    </style:style>
    <style:style style:name="T136" style:family="text">
      <style:text-properties officeooo:rsid="02940b23"/>
    </style:style>
    <style:style style:name="T137" style:family="text">
      <style:text-properties officeooo:rsid="02944a7f"/>
    </style:style>
    <style:style style:name="T138" style:family="text">
      <style:text-properties officeooo:rsid="02982b17"/>
    </style:style>
    <style:style style:name="T139" style:family="text">
      <style:text-properties officeooo:rsid="029931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CRATE: Clinical records anonymisation and text extraction</text:h>
      <text:h text:style-name="Heading_20_1" text:outline-level="1">Overview</text:h>
      <text:p text:style-name="P5">A description is provided in <text:span text:style-name="T3">Cardinal (…)</text:span>.</text:p>
      <text:h text:style-name="Heading_20_1" text:outline-level="1">Installation</text:h>
      <text:p text:style-name="P17">Install Python 3.4 for your operating system. Linux is likely to come with it anyway. For Windows, see https://www.python.org/ → Downloads. Having installed it, create a virtual environment (an isolated set of Python programs that won’t interfere with any other Python things):</text:p>
      <table:table table:name="Table4" table:style-name="Table4">
        <table:table-column table:style-name="Table4.A"/>
        <table:table-column table:style-name="Table4.B"/>
        <table:table-row>
          <table:table-cell table:style-name="Table4.A1" office:value-type="string">
            <text:p text:style-name="P68">Operating system</text:p>
          </table:table-cell>
          <table:table-cell table:style-name="Table4.B1" office:value-type="string">
            <text:p text:style-name="P68">Example commands <text:span text:style-name="T37">(the part in bold is your choice of virtual environment path):</text:span></text:p>
          </table:table-cell>
        </table:table-row>
        <table:table-row>
          <table:table-cell table:style-name="Table4.A2" office:value-type="string">
            <text:p text:style-name="P53">Linux</text:p>
          </table:table-cell>
          <table:table-cell table:style-name="Table4.B2" office:value-type="string">
            <text:p text:style-name="P103">python3.4 -m virtualenv <text:span text:style-name="T16">~/venvs/crate</text:span><text:span text:style-name="T37"> <text:s/></text:span><text:span text:style-name="T54"># make the virtual environment</text:span></text:p>
            <text:p text:style-name="P103"><text:span text:style-name="T37">source </text:span><text:span text:style-name="T16">~/venvs/crate</text:span><text:span text:style-name="T37">/bin/activate <text:s/></text:span><text:span text:style-name="T54"># activate the virtual environment</text:span></text:p>
            <text:p text:style-name="P105">python -m pip install --upgrade pip <text:s/># upgrade pip itself</text:p>
            <text:p text:style-name="P105">pip install crate-anon <text:s/># install CRATE</text:p>
          </table:table-cell>
        </table:table-row>
        <table:table-row>
          <table:table-cell table:style-name="Table4.A2" office:value-type="string">
            <text:p text:style-name="P53">Windows</text:p>
          </table:table-cell>
          <table:table-cell table:style-name="Table4.B2" office:value-type="string">
            <text:p text:style-name="P104">C:\Python34\python.exe -m ensurepip</text:p>
            <text:p text:style-name="P104">C:\Python34\python.exe -m pip install --upgrade pip</text:p>
            <text:p text:style-name="P104">C:\Python34\python.exe -m pip install --upgrade virtualenv</text:p>
            <text:p text:style-name="P104">C:\Python34\python.exe -m virtualenv <text:span text:style-name="T16">C:\venvs\crate</text:span></text:p>
            <text:p text:style-name="P107">C:\venvs\crate\Scripts\activate</text:p>
            <text:p text:style-name="P106">pip install crate-anon</text:p>
          </table:table-cell>
        </table:table-row>
      </table:table>
      <text:p text:style-name="P19"/>
      <text:p text:style-name="P19">That’s CRATE installed, though you’ll need configure it. Finally, install drivers for the specific databases you want to use, as below.</text:p>
      <text:h text:style-name="P15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8">Internal gory details. </text:span>Internally, <text:span text:style-name="T6">CRATE is written primarily in Python 3. I</text:span>t uses <text:span text:style-name="T136">SQLAlchemy </text:span>for the anonymisation, and it uses Django for its web interface. <text:span text:style-name="T6">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6"><text:note text:id="ftn1" text:note-class="footnote"><text:note-citation>1</text:note-citation><text:note-body><text:p text:style-name="P11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6">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7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69">MySQL</text:p>
          </table:table-cell>
          <table:table-cell table:style-name="Table1.B2" office:value-type="string">
            <text:p text:style-name="P21">Django</text:p>
          </table:table-cell>
          <table:table-cell table:style-name="Table1.B2" office:value-type="string">
            <text:p text:style-name="P24"><text:span text:style-name="T21">MySQLdb</text:span><text:span text:style-name="T38"> →</text:span><text:span text:style-name="T39"> TCP/IP</text:span></text:p>
          </table:table-cell>
          <table:table-cell table:style-name="Table1.B2" office:value-type="string">
            <text:p text:style-name="P32">Any</text:p>
          </table:table-cell>
          <table:table-cell table:style-name="Table1.B2" office:value-type="string">
            <text:p text:style-name="P23">No</text:p>
          </table:table-cell>
          <table:table-cell table:style-name="Table1.F2" office:value-type="string">
            <text:p text:style-name="P25"><text:span text:style-name="T130">MySQLdb is a C extension to Python to talk to MySQL </text:span><text:span text:style-name="T129">(</text:span><text:span text:style-name="T133">pip install mysql-python; import MySQLdb</text:span><text:span text:style-name="T129">)</text:span><text:span text:style-name="T130">. </text:span><text:span text:style-name="T132">As of Apr 2016, it doesn’t support Python 3.</text:span><text:span text:style-name="T132"><text:note text:id="ftn2" text:note-class="footnote"><text:note-citation>2</text:note-citation><text:note-body><text:p text:style-name="P115">https://docs.djangoproject.com/en/1.9/ref/databases/; https://pypi.python.org/pypi/MySQL-python/1.2.4</text:p></text:note-body></text:note></text:span><text:span text:style-name="T132"> It also requires appropriate libraries to build itself, so can fail to autoinstall. It doesn’t autoinstall on a clean Linux box. It uses the GPL. </text:span><text:span text:style-name="T103">ENGINE setting is </text:span><text:span text:style-name="T23">django.db.backends.mysql</text:span><text:span text:style-name="T48">.</text:span></text:p>
          </table:table-cell>
        </table:table-row>
        <table:table-row>
          <table:table-cell table:style-name="Table1.A27" office:value-type="string">
            <text:p text:style-name="P21"/>
          </table:table-cell>
          <table:table-cell table:style-name="Table1.B34" office:value-type="string">
            <text:p text:style-name="P74">Django</text:p>
          </table:table-cell>
          <table:table-cell table:style-name="Table1.C34" office:value-type="string">
            <text:p text:style-name="P72"><text:span text:style-name="T16">mysqlclient</text:span><text:span text:style-name="T38"> →</text:span><text:span text:style-name="T39"> </text:span><text:soft-page-break/><text:span text:style-name="T39">TCP/IP</text:span></text:p>
          </table:table-cell>
          <table:table-cell table:style-name="Table1.D34" office:value-type="string">
            <text:p text:style-name="P170">Linux</text:p>
          </table:table-cell>
          <table:table-cell table:style-name="Table1.E34" office:value-type="string">
            <text:p text:style-name="P173">Yes, but <text:span text:style-name="T104">GPL</text:span>.</text:p>
          </table:table-cell>
          <table:table-cell table:style-name="Table1.F34" office:value-type="string">
            <text:p text:style-name="P176">mysqlclient (<text:span text:style-name="T16">pip install mysqlclient; </text:span><text:span text:style-name="T21">import </text:span><text:soft-page-break/><text:span text:style-name="T21">MySQLdb</text:span>)<text:note text:id="ftn58" text:note-class="footnote"><text:note-citation>3</text:note-citation><text:note-body><text:p text:style-name="P187">https://pypi.python.org/pypi/mysqlclient; <text:span text:style-name="T139">https://mysqlclient.readthedocs.io/en/latest/</text:span></text:p></text:note-body></text:note> is <text:span text:style-name="T81">a drop-in replacement for MySQLdb</text:span>. <text:span text:style-name="T64">It uses the GPL. It </text:span>is <text:span text:style-name="T64">Django’s </text:span>recommended method for using MySQL.<text:note text:id="ftn3" text:note-class="footnote"><text:note-citation>4</text:note-citation><text:note-body><text:p text:style-name="P115">https://docs.djangoproject.com/en/1.9/ref/databases/</text:p></text:note-body></text:note> <text:span text:style-name="T64">It uses the GPL.</text:span></text:p>
          </table:table-cell>
        </table:table-row>
        <table:table-row>
          <table:table-cell table:style-name="Table1.A27" office:value-type="string">
            <text:p text:style-name="P21"/>
          </table:table-cell>
          <table:table-cell table:style-name="Table1.B34" office:value-type="string">
            <text:p text:style-name="P74">Django</text:p>
          </table:table-cell>
          <table:table-cell table:style-name="Table1.C34" office:value-type="string">
            <text:p text:style-name="P172">”</text:p>
          </table:table-cell>
          <table:table-cell table:style-name="Table1.D34" office:value-type="string">
            <text:p text:style-name="P170">Windows</text:p>
          </table:table-cell>
          <table:table-cell table:style-name="Table1.E34" office:value-type="string">
            <text:p text:style-name="P169">Not out of the box.</text:p>
          </table:table-cell>
          <table:table-cell table:style-name="Table1.F34" office:value-type="string">
            <text:p text:style-name="P169">Does not autoinstall (pip install mysqlclient), on a ‘clean’ machine, failing with the “query_vcvarsall” error indicating that it wants the Visual C++ compiler.</text:p>
          </table:table-cell>
        </table:table-row>
        <table:table-row>
          <table:table-cell table:style-name="Table1.A27" office:value-type="string">
            <text:p text:style-name="P21"/>
          </table:table-cell>
          <table:table-cell table:style-name="Table1.B34" office:value-type="string">
            <text:p text:style-name="P22">Django</text:p>
          </table:table-cell>
          <table:table-cell table:style-name="Table1.C34" office:value-type="string">
            <text:p text:style-name="P28"><text:span text:style-name="T21">MySQL Connector/Python</text:span><text:span text:style-name="T37"> →</text:span><text:span text:style-name="T39"> TCP/IP</text:span></text:p>
          </table:table-cell>
          <table:table-cell table:style-name="Table1.D34" office:value-type="string">
            <text:p text:style-name="P27">Linux, Windows</text:p>
          </table:table-cell>
          <table:table-cell table:style-name="Table1.E34" office:value-type="string">
            <text:p text:style-name="P29">Yes, but <text:span text:style-name="T104">GPL</text:span>.</text:p>
          </table:table-cell>
          <table:table-cell table:style-name="Table1.F34" office:value-type="string">
            <text:p text:style-name="P26"><text:span text:style-name="T78">T</text:span>he Oracle <text:span text:style-name="T64">pure-Python </text:span>driver (Oracle own MySQL).<text:note text:id="ftn4" text:note-class="footnote"><text:note-citation>5</text:note-citation><text:note-body><text:p text:style-name="P117">http://dev.mysql.com/downloads/connector/python/</text:p></text:note-body></text:note> It can be installed via pip using a direct-download URL; <text:span text:style-name="T78">then use </text:span><text:span text:style-name="T21">import mysql.connector</text:span>.<text:note text:id="ftn5" text:note-class="footnote"><text:note-citation>6</text:note-citation><text:note-body><text:p text:style-name="P117">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64">This is perhaps unclear legally,</text:span><text:span text:style-name="T64"><text:note text:id="ftn6" text:note-class="footnote"><text:note-citation>7</text:note-citation><text:note-body><text:p text:style-name="P118">http://opensource.stackexchange.com/questions/2139; http://opensource.stackexchange.com/questions/1640</text:p></text:note-body></text:note></text:span><text:span text:style-name="T64"> but best to avoid potential problems. It is slower than MySQLdb.</text:span><text:span text:style-name="T64"><text:note text:id="ftn0" text:note-class="footnote"><text:note-citation>8</text:note-citation><text:note-body><text:p text:style-name="P185">http://charlesnagy.info/it/python/python-mysqldb-vs-mysql-connector-query-performance</text:p></text:note-body></text:note></text:span><text:span text:style-name="T64"> The ENGINE setting is ‘mysql.connector.django’.</text:span><text:span text:style-name="T64"><text:note text:id="ftn7" text:note-class="footnote"><text:note-citation>9</text:note-citation><text:note-body><text:p text:style-name="P150">https://dev.mysql.com/doc/connector-python/en/connector-python-django-backend.html</text:p></text:note-body></text:note></text:span></text:p>
          </table:table-cell>
        </table:table-row>
        <table:table-row>
          <table:table-cell table:style-name="Table1.A27" office:value-type="string">
            <text:p text:style-name="P21"/>
          </table:table-cell>
          <table:table-cell table:style-name="Table1.B34" office:value-type="string">
            <text:p text:style-name="P74">Django</text:p>
          </table:table-cell>
          <table:table-cell table:style-name="Table1.C34" office:value-type="string">
            <text:p text:style-name="P72"><text:span text:style-name="T21">PyMySQLdb</text:span><text:span text:style-name="T17"> </text:span><text:span text:style-name="T19">(</text:span><text:span text:style-name="T38">masquerading as </text:span><text:span text:style-name="T43">MySQLdb</text:span><text:span text:style-name="T39">) → TCP/IP</text:span></text:p>
          </table:table-cell>
          <table:table-cell table:style-name="Table1.D34" office:value-type="string">
            <text:p text:style-name="P88">Linux, Windows</text:p>
          </table:table-cell>
          <table:table-cell table:style-name="Table1.E34" office:value-type="string">
            <text:p text:style-name="P91">Yes</text:p>
          </table:table-cell>
          <table:table-cell table:style-name="Table1.F34" office:value-type="string">
            <text:p text:style-name="P73"><text:span text:style-name="T130">PyMySQL</text:span><text:span text:style-name="T130"><text:note text:id="ftn8" text:note-class="footnote"><text:note-citation>10</text:note-citation><text:note-body><text:p text:style-name="P147">https://github.com/PyMySQL/PyMySQL; https://pypi.python.org/pypi/PyMySQL</text:p></text:note-body></text:note></text:span><text:span text:style-name="T130"> is a pure-Python replacement for MySQLdb. </text:span><text:span text:style-name="T131">It uses the MIT License. </text:span>PyMySQL can masquerade as MySQLdb. <text:span text:style-name="T104">The ENGINE setting remains </text:span><text:span text:style-name="T23">django.db.backends.mysql</text:span><text:span text:style-name="T48">, but </text:span><text:span text:style-name="T49">a short extra import statement is required in manage.py.</text:span><text:span text:style-name="T37"><text:note text:id="ftn9" text:note-class="footnote"><text:note-citation>11</text:note-citation><text:note-body><text:p text:style-name="P116">http://stackoverflow.com/questions/2636536; <text:span text:style-name="T36">http://stackoverflow.com/questions/13320343/</text:span></text:p></text:note-body></text:note></text:span></text:p>
          </table:table-cell>
        </table:table-row>
        <table:table-row>
          <table:table-cell table:style-name="Table1.A27" office:value-type="string">
            <text:p text:style-name="P21"/>
          </table:table-cell>
          <table:table-cell table:style-name="Table1.B30" office:value-type="string">
            <text:p text:style-name="P180">SQLAlchemy</text:p>
          </table:table-cell>
          <table:table-cell table:style-name="Table1.C30" office:value-type="string">
            <text:p text:style-name="P184">MySQLdb<text:span text:style-name="T38"> →</text:span><text:span text:style-name="T39"> TCP/IP</text:span></text:p>
          </table:table-cell>
          <table:table-cell table:style-name="Table1.D30" office:value-type="string">
            <text:p text:style-name="P181">Linux, Windows</text:p>
          </table:table-cell>
          <table:table-cell table:style-name="Table1.E30" office:value-type="string">
            <text:p text:style-name="P182">No</text:p>
          </table:table-cell>
          <table:table-cell table:style-name="Table1.F30" office:value-type="string">
            <text:p text:style-name="P183"><text:span text:style-name="T65">Python 2 only, a</text:span>s above. <text:span text:style-name="T77">(MySQLdb is synonymous with mysql-python.)</text:span></text:p>
          </table:table-cell>
        </table:table-row>
        <table:table-row>
          <table:table-cell table:style-name="Table1.A27" office:value-type="string">
            <text:p text:style-name="P21"/>
          </table:table-cell>
          <table:table-cell table:style-name="Table1.B34" office:value-type="string">
            <text:p text:style-name="P175">SQLAlchemy</text:p>
          </table:table-cell>
          <table:table-cell table:style-name="Table1.C34" office:value-type="string">
            <text:p text:style-name="P72"><text:span text:style-name="T16">mysqlclient</text:span><text:span text:style-name="T38"> →</text:span><text:span text:style-name="T39"> TCP/IP</text:span></text:p>
          </table:table-cell>
          <table:table-cell table:style-name="Table1.D34" office:value-type="string">
            <text:p text:style-name="P170">Linux</text:p>
          </table:table-cell>
          <table:table-cell table:style-name="Table1.E34" office:value-type="string">
            <text:p text:style-name="P173">Yes</text:p>
          </table:table-cell>
          <table:table-cell table:style-name="Table1.F34" office:value-type="string">
            <text:p text:style-name="P177"><text:span text:style-name="T58">As above. </text:span><text:span text:style-name="T27">Faster than PyMySQL.</text:span><text:span text:style-name="T52"><text:note text:id="ftn10" text:note-class="footnote"><text:note-citation>12</text:note-citation><text:note-body><text:p text:style-name="P145">http://techspot.zzzeek.org/2015/02/15/asynchronous-python-and-databases/</text:p></text:note-body></text:note></text:span><text:span text:style-name="T52"> </text:span><text:span text:style-name="T55">The URL is ‘mysql+mysqldb://user:password@host:port/database?charset=utf8’.</text:span></text:p>
          </table:table-cell>
        </table:table-row>
        <table:table-row>
          <table:table-cell table:style-name="Table1.A27" office:value-type="string">
            <text:p text:style-name="P21"/>
          </table:table-cell>
          <table:table-cell table:style-name="Table1.B34" office:value-type="string">
            <text:p text:style-name="P74">SQLAlchemy</text:p>
          </table:table-cell>
          <table:table-cell table:style-name="Table1.C34" office:value-type="string">
            <text:p text:style-name="P97">PyMySQL<text:span text:style-name="T39"> → TCP/IP</text:span></text:p>
          </table:table-cell>
          <table:table-cell table:style-name="Table1.D34" office:value-type="string">
            <text:p text:style-name="P75">Linux, Windows</text:p>
          </table:table-cell>
          <table:table-cell table:style-name="Table1.E34" office:value-type="string">
            <text:p text:style-name="P90">Yes</text:p>
          </table:table-cell>
          <table:table-cell table:style-name="Table1.F34" office:value-type="string">
            <text:p text:style-name="P86"><text:span text:style-name="T129">SQLAlchemy supports </text:span>PyMySQL directly. <text:span text:style-name="T139">Pure Python, but slower than MySQLdb (mysqlclient). </text:span>See above. <text:span text:style-name="T77">The URL is ‘</text:span><text:span text:style-name="T42">mysql+pymysql://user:password@host:</text:span><text:span text:style-name="T55">port</text:span><text:span text:style-name="T42">/database?</text:span><text:span text:style-name="T55">charset=utf8</text:span><text:span text:style-name="T77">’.</text:span></text:p>
          </table:table-cell>
        </table:table-row>
        <table:table-row>
          <table:table-cell table:style-name="Table1.A27" office:value-type="string">
            <text:p text:style-name="P21"/>
          </table:table-cell>
          <table:table-cell table:style-name="Table1.B34" office:value-type="string">
            <text:p text:style-name="P22">SQLAlchemy</text:p>
          </table:table-cell>
          <table:table-cell table:style-name="Table1.C34" office:value-type="string">
            <text:p text:style-name="P33"><text:span text:style-name="T21">MySQL Connector/Python</text:span><text:span text:style-name="T38"> →</text:span><text:span text:style-name="T39"> TCP/IP</text:span></text:p>
          </table:table-cell>
          <table:table-cell table:style-name="Table1.D34" office:value-type="string">
            <text:p text:style-name="P27">Linux, Windows</text:p>
          </table:table-cell>
          <table:table-cell table:style-name="Table1.E34" office:value-type="string">
            <text:p text:style-name="P30">Yes</text:p>
          </table:table-cell>
          <table:table-cell table:style-name="Table1.F34" office:value-type="string">
            <text:p text:style-name="P29"><text:span text:style-name="T139">Pure Python; GPL; a</text:span>s above.</text:p>
          </table:table-cell>
        </table:table-row>
        <table:table-row>
          <table:table-cell table:style-name="Table1.A27" office:value-type="string">
            <text:p text:style-name="P21"/>
          </table:table-cell>
          <table:table-cell table:style-name="Table1.B34" office:value-type="string">
            <text:p text:style-name="P22">SQLAlchemy</text:p>
          </table:table-cell>
          <table:table-cell table:style-name="Table1.C34" office:value-type="string">
            <text:p text:style-name="P62">cymysql</text:p>
          </table:table-cell>
          <table:table-cell table:style-name="Table1.D34" office:value-type="string">
            <text:p text:style-name="P55">?</text:p>
          </table:table-cell>
          <table:table-cell table:style-name="Table1.E34" office:value-type="string">
            <text:p text:style-name="P54">?</text:p>
          </table:table-cell>
          <table:table-cell table:style-name="Table1.F34" office:value-type="string">
            <text:p text:style-name="P32">Untested; no need.</text:p>
          </table:table-cell>
        </table:table-row>
        <table:table-row>
          <table:table-cell table:style-name="Table1.A27" office:value-type="string">
            <text:p text:style-name="P21"/>
          </table:table-cell>
          <table:table-cell table:style-name="Table1.B34" office:value-type="string">
            <text:p text:style-name="P22">SQLAlchemy</text:p>
          </table:table-cell>
          <table:table-cell table:style-name="Table1.C34" office:value-type="string">
            <text:p text:style-name="P62">OurSQL</text:p>
          </table:table-cell>
          <table:table-cell table:style-name="Table1.D34" office:value-type="string">
            <text:p text:style-name="P55">?</text:p>
          </table:table-cell>
          <table:table-cell table:style-name="Table1.E34" office:value-type="string">
            <text:p text:style-name="P54">?</text:p>
          </table:table-cell>
          <table:table-cell table:style-name="Table1.F34" office:value-type="string">
            <text:p text:style-name="P32">Untested; no need.</text:p>
          </table:table-cell>
        </table:table-row>
        <table:table-row>
          <table:table-cell table:style-name="Table1.A27" office:value-type="string">
            <text:p text:style-name="P21"/>
          </table:table-cell>
          <table:table-cell table:style-name="Table1.B34" office:value-type="string">
            <text:p text:style-name="P22">SQLAlchemy</text:p>
          </table:table-cell>
          <table:table-cell table:style-name="Table1.C34" office:value-type="string">
            <text:p text:style-name="P32"><text:span text:style-name="T16">PyODBC</text:span><text:span text:style-name="T37"> →</text:span><text:span text:style-name="T39"> ODBC</text:span></text:p>
          </table:table-cell>
          <table:table-cell table:style-name="Table1.D34" office:value-type="string">
            <text:p text:style-name="P55">?</text:p>
          </table:table-cell>
          <table:table-cell table:style-name="Table1.E34" office:value-type="string">
            <text:p text:style-name="P54">?</text:p>
          </table:table-cell>
          <table:table-cell table:style-name="Table1.F34" office:value-type="string">
            <text:p text:style-name="P32">Deprecated by SQLAlchemy.<text:note text:id="ftn11" text:note-class="footnote"><text:note-citation>13</text:note-citation><text:note-body><text:p text:style-name="P119">http://docs.sqlalchemy.org/en/rel_1_0/dialects/mysql.html</text:p></text:note-body></text:note></text:p>
          </table:table-cell>
        </table:table-row>
        <table:table-row>
          <table:table-cell table:style-name="Table1.A14" office:value-type="string">
            <text:p text:style-name="P21"/>
          </table:table-cell>
          <table:table-cell table:style-name="Table1.B34" office:value-type="string">
            <text:p text:style-name="P22">SQLAlchemy</text:p>
          </table:table-cell>
          <table:table-cell table:style-name="Table1.C34" office:value-type="string">
            <text:p text:style-name="P32"><text:span text:style-name="T16">zx</text:span><text:span text:style-name="T21">JDBC</text:span><text:span text:style-name="T37"> →</text:span><text:span text:style-name="T39"> JDBC</text:span></text:p>
          </table:table-cell>
          <table:table-cell table:style-name="Table1.D34" office:value-type="string">
            <text:p text:style-name="P55">?</text:p>
          </table:table-cell>
          <table:table-cell table:style-name="Table1.E34" office:value-type="string">
            <text:p text:style-name="P54">?</text:p>
          </table:table-cell>
          <table:table-cell table:style-name="Table1.F34" office:value-type="string">
            <text:p text:style-name="P32">Experimental only under SQLAlchemy.<text:note text:id="ftn12" text:note-class="footnote"><text:note-citation>14</text:note-citation><text:note-body><text:p text:style-name="P119">http://docs.sqlalchemy.org/en/rel_1_0/dialects/mysql.html</text:p></text:note-body></text:note> <text:span text:style-name="T78">The zxJDBC package is part of Jython.</text:span><text:span text:style-name="T78"><text:note text:id="ftn13" text:note-class="footnote"><text:note-citation>15</text:note-citation><text:note-body><text:p text:style-name="P125"><text:span text:style-name="T79">http://www.jython.org/archive/21/docs/zxjdbc.html; </text:span>http://www.jython.org/jythonbook/en/1.0/DatabasesAndJython.html</text:p></text:note-body></text:note></text:span></text:p>
          </table:table-cell>
        </table:table-row>
        <table:table-row>
          <table:table-cell table:style-name="Table1.A27" office:value-type="string">
            <text:p text:style-name="P63">SQL Server <text:span text:style-name="T75">(MS SQL)</text:span></text:p>
          </table:table-cell>
          <table:table-cell table:style-name="Table1.B30" office:value-type="string">
            <text:p text:style-name="P31">Django</text:p>
          </table:table-cell>
          <table:table-cell table:style-name="Table1.C30" office:value-type="string">
            <text:p text:style-name="P61">django-mssql<text:span text:style-name="T38"> →</text:span><text:span text:style-name="T39"> TCP/IP</text:span></text:p>
          </table:table-cell>
          <table:table-cell table:style-name="Table1.D30" office:value-type="string">
            <text:p text:style-name="P32">Linux</text:p>
          </table:table-cell>
          <table:table-cell table:style-name="Table1.E30" office:value-type="string">
            <text:p text:style-name="P31">No</text:p>
          </table:table-cell>
          <table:table-cell table:style-name="Table1.F30" office:value-type="string">
            <text:p text:style-name="P32">Django doesn’t support SQL Server officially;<text:note text:id="ftn14" text:note-class="footnote"><text:note-citation>16</text:note-citation><text:note-body><text:p text:style-name="P119">https://docs.djangoproject.com/en/1.9/ref/databases/</text:p></text:note-body></text:note> django-mssql is a third-party back-end, <text:span text:style-name="T134">but it’s the semi-official one</text:span>.<text:note text:id="ftn15" text:note-class="footnote"><text:note-citation>17</text:note-citation><text:note-body><text:p text:style-name="P119">http://django-mssql.readthedocs.org/en/latest/</text:p></text:note-body></text:note> It is Windows-only.<text:note text:id="ftn16" text:note-class="footnote"><text:note-citation>18</text:note-citation><text:note-body><text:p text:style-name="P119">http://stackoverflow.com/questions/22604732</text:p></text:note-body></text:note></text:p>
          </table:table-cell>
        </table:table-row>
        <table:table-row>
          <table:table-cell table:style-name="Table1.A27" office:value-type="string">
            <text:p text:style-name="P31"/>
          </table:table-cell>
          <table:table-cell table:style-name="Table1.B34" office:value-type="string">
            <text:p text:style-name="P34">Django</text:p>
          </table:table-cell>
          <table:table-cell table:style-name="Table1.C34" office:value-type="string">
            <text:p text:style-name="P76">”</text:p>
          </table:table-cell>
          <table:table-cell table:style-name="Table1.D34" office:value-type="string">
            <text:p text:style-name="P78">Windows</text:p>
          </table:table-cell>
          <table:table-cell table:style-name="Table1.E34" office:value-type="string">
            <text:p text:style-name="P87">Presumably!</text:p>
          </table:table-cell>
          <table:table-cell table:style-name="Table1.F34" office:value-type="string">
            <text:p text:style-name="P78">Should work; untested. <text:span text:style-name="T69">Can’t be shipped </text:span></text:p>
          </table:table-cell>
        </table:table-row>
        <table:table-row>
          <table:table-cell table:style-name="Table1.A27" office:value-type="string">
            <text:p text:style-name="P31"/>
          </table:table-cell>
          <table:table-cell table:style-name="Table1.B34" office:value-type="string">
            <text:p text:style-name="P112">Django</text:p>
          </table:table-cell>
          <table:table-cell table:style-name="Table1.C34" office:value-type="string">
            <text:p text:style-name="P113">django-pymssql → pymssql <text:span text:style-name="T37">→ </text:span><text:span text:style-name="T39">TCP/IP</text:span></text:p>
          </table:table-cell>
          <table:table-cell table:style-name="Table1.D34" office:value-type="string">
            <text:p text:style-name="P110">Linux</text:p>
          </table:table-cell>
          <table:table-cell table:style-name="Table1.E34" office:value-type="string">
            <text:p text:style-name="P108">Not with Django 1.8. <text:note text:id="ftn17" text:note-class="footnote"><text:note-citation>19</text:note-citation><text:note-body><text:p text:style-name="P14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09">This pair of tools <text:span text:style-name="T69">(MIT License and LGPL respectively)</text:span><text:note text:id="ftn18" text:note-class="footnote"><text:note-citation>20</text:note-citation><text:note-body><text:p text:style-name="P120">https://github.com/aaugustin/django-pymssql; http://www.pymssql.org/en/latest/</text:p></text:note-body></text:note> <text:span text:style-name="T69">is intended for Linux use (</text:span><text:span text:style-name="T20">pip install pymssql; pip install </text:span><text:soft-page-break/><text:span text:style-name="T20">django-pymssql; import pymssql; </text:span><text:span text:style-name="T69">etc.)</text:span>. <text:span text:style-name="T69">The pymssql library uses FreeTDS code to communicate with SQL Server. Under Ubuntu, there are prerequisites for pymssql (</text:span><text:span text:style-name="T20">sudo apt-get install freetds-dev</text:span><text:span text:style-name="T46"> </text:span><text:span text:style-name="T47">first</text:span><text:span text:style-name="T69">).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31"/>
          </table:table-cell>
          <table:table-cell table:style-name="Table1.B34" office:value-type="string">
            <text:p text:style-name="P112">Django</text:p>
          </table:table-cell>
          <table:table-cell table:style-name="Table1.C34" office:value-type="string">
            <text:p text:style-name="P113">django-pymssql → pymssql <text:span text:style-name="T37">→ </text:span><text:span text:style-name="T39">TCP/IP</text:span></text:p>
          </table:table-cell>
          <table:table-cell table:style-name="Table1.D34" office:value-type="string">
            <text:p text:style-name="P111">Windows</text:p>
          </table:table-cell>
          <table:table-cell table:style-name="Table1.E34" office:value-type="string">
            <text:p text:style-name="P108">Probably not, as above.</text:p>
          </table:table-cell>
          <table:table-cell table:style-name="Table1.F34" office:value-type="string">
            <text:p text:style-name="P108">Untested.</text:p>
          </table:table-cell>
        </table:table-row>
        <table:table-row>
          <table:table-cell table:style-name="Table1.A27" office:value-type="string">
            <text:p text:style-name="P31"/>
          </table:table-cell>
          <table:table-cell table:style-name="Table1.B34" office:value-type="string">
            <text:p text:style-name="P34">Django</text:p>
          </table:table-cell>
          <table:table-cell table:style-name="Table1.C34" office:value-type="string">
            <text:p text:style-name="P32"><text:span text:style-name="T18">django-pyodbc</text:span><text:span text:style-name="T40"> →</text:span><text:span text:style-name="T39"> ODBC</text:span></text:p>
          </table:table-cell>
          <table:table-cell table:style-name="Table1.D34" office:value-type="string">
            <text:p text:style-name="P32">Linux</text:p>
          </table:table-cell>
          <table:table-cell table:style-name="Table1.E34" office:value-type="string">
            <text:p text:style-name="P31">No</text:p>
          </table:table-cell>
          <table:table-cell table:style-name="Table1.F34" office:value-type="string">
            <text:p text:style-name="P35">The django-pyodbc project doesn’t support Python 3.<text:note text:id="ftn19" text:note-class="footnote"><text:note-citation>21</text:note-citation><text:note-body><text:p text:style-name="P120">https://pypi.python.org/pypi/django-pyodbc</text:p></text:note-body></text:note></text:p>
          </table:table-cell>
        </table:table-row>
        <table:table-row>
          <table:table-cell table:style-name="Table1.A27" office:value-type="string">
            <text:p text:style-name="P31"/>
          </table:table-cell>
          <table:table-cell table:style-name="Table1.B34" office:value-type="string">
            <text:p text:style-name="P34">Django</text:p>
          </table:table-cell>
          <table:table-cell table:style-name="Table1.C34" office:value-type="string">
            <text:p text:style-name="P64">django-sqlserver<text:span text:style-name="T37"> →</text:span><text:span text:style-name="T39"> python-tds</text:span><text:span text:style-name="T38"> →</text:span><text:span text:style-name="T39"> TCP/IP</text:span></text:p>
          </table:table-cell>
          <table:table-cell table:style-name="Table1.D34" office:value-type="string">
            <text:p text:style-name="P32">?</text:p>
          </table:table-cell>
          <table:table-cell table:style-name="Table1.E34" office:value-type="string">
            <text:p text:style-name="P37">No</text:p>
          </table:table-cell>
          <table:table-cell table:style-name="Table1.F34" office:value-type="string">
            <text:p text:style-name="P36"><text:span text:style-name="T68">In 2015, failed with Django 1.9rc1. </text:span>Documented as buggy.<text:note text:id="ftn20" text:note-class="footnote"><text:note-citation>22</text:note-citation><text:note-body><text:p text:style-name="P121">https://github.com/denisenkom/django-sqlserver; <text:span text:style-name="T67">older version was https://bitbucket.org/denisenkom/django-pytds</text:span></text:p></text:note-body></text:note> <text:span text:style-name="T67">Formerly known as django-pytds. Uses the python-tds interface.</text:span><text:span text:style-name="T67"><text:note text:id="ftn21" text:note-class="footnote"><text:note-citation>23</text:note-citation><text:note-body><text:p text:style-name="P122">https://pypi.python.org/pypi/python-tds</text:p></text:note-body></text:note></text:span></text:p>
          </table:table-cell>
        </table:table-row>
        <table:table-row>
          <table:table-cell table:style-name="Table1.A27" office:value-type="string">
            <text:p text:style-name="P31"/>
          </table:table-cell>
          <table:table-cell table:style-name="Table1.B34" office:value-type="string">
            <text:p text:style-name="P34">Django</text:p>
          </table:table-cell>
          <table:table-cell table:style-name="Table1.C34" office:value-type="string">
            <text:p text:style-name="P41">django-jython → <text:span text:style-name="T16">zxJDBC</text:span><text:span text:style-name="T37"> → JDBC [→ jTDS or native driver]</text:span></text:p>
          </table:table-cell>
          <table:table-cell table:style-name="Table1.D34" office:value-type="string">
            <text:p text:style-name="P32"/>
          </table:table-cell>
          <table:table-cell table:style-name="Table1.E34" office:value-type="string">
            <text:p text:style-name="P20"/>
          </table:table-cell>
          <table:table-cell table:style-name="Table1.F34" office:value-type="string">
            <text:p text:style-name="P38">Requires running Django under Jython, adding complexity. <text:span text:style-name="T68">See below.</text:span></text:p>
          </table:table-cell>
        </table:table-row>
        <table:table-row>
          <table:table-cell table:style-name="Table1.A27" office:value-type="string">
            <text:p text:style-name="P31"/>
          </table:table-cell>
          <table:table-cell table:style-name="Table1.B34" office:value-type="string">
            <text:p text:style-name="P77">Django</text:p>
          </table:table-cell>
          <table:table-cell table:style-name="Table1.C34" office:value-type="string">
            <text:p text:style-name="P79"><text:span text:style-name="T16">django-pyodbc-azure</text:span> → pyodbc → ODBC</text:p>
          </table:table-cell>
          <table:table-cell table:style-name="Table1.D34" office:value-type="string">
            <text:p text:style-name="P79">Linux</text:p>
          </table:table-cell>
          <table:table-cell table:style-name="Table1.E34" office:value-type="string">
            <text:p text:style-name="P89">Yes</text:p>
          </table:table-cell>
          <table:table-cell table:style-name="Table1.F34" office:value-type="string">
            <text:p text:style-name="P79">Up to date, <text:span text:style-name="T76">and with the BSD License</text:span>.<text:note text:id="ftn22" text:note-class="footnote"><text:note-citation>24</text:note-citation><text:note-body><text:p text:style-name="P149">https://pypi.python.org/pypi/django-pyodbc-azure</text:p></text:note-body></text:note> <text:span text:style-name="T135">Use </text:span><text:span text:style-name="T31">pip install django-pyodbc-azure</text:span><text:span text:style-name="T56">. The</text:span><text:span text:style-name="T135"> Django ENGINE setting is ‘sql_server.pyodbc’. Under Linux, you can use the FreeTDS ODBC driver, in which case read the </text:span><text:span text:style-name="T31">‘OPTIONS</text:span><text:span text:style-name="T32">’</text:span><text:span text:style-name="T31">: {‘host_is_server’: ...}</text:span><text:span text:style-name="T135"> option carefully in the docs.</text:span></text:p>
          </table:table-cell>
        </table:table-row>
        <table:table-row>
          <table:table-cell table:style-name="Table1.A27" office:value-type="string">
            <text:p text:style-name="P31"/>
          </table:table-cell>
          <table:table-cell table:style-name="Table1.B34" office:value-type="string">
            <text:p text:style-name="P77">Django</text:p>
          </table:table-cell>
          <table:table-cell table:style-name="Table1.C34" office:value-type="string">
            <text:p text:style-name="P79"><text:span text:style-name="T16">django-pyodbc-azure</text:span> → pyodbc → ODBC</text:p>
          </table:table-cell>
          <table:table-cell table:style-name="Table1.D34" office:value-type="string">
            <text:p text:style-name="P81">Windows</text:p>
          </table:table-cell>
          <table:table-cell table:style-name="Table1.E34" office:value-type="string">
            <text:p text:style-name="P95">Presumably, as Linux works.</text:p>
          </table:table-cell>
          <table:table-cell table:style-name="Table1.F34" office:value-type="string">
            <text:p text:style-name="P95">Untested.</text:p>
          </table:table-cell>
        </table:table-row>
        <table:table-row>
          <table:table-cell table:style-name="Table1.A27" office:value-type="string">
            <text:p text:style-name="P31"/>
          </table:table-cell>
          <table:table-cell table:style-name="Table1.B30" office:value-type="string">
            <text:p text:style-name="P39">SQLAlchemy</text:p>
          </table:table-cell>
          <table:table-cell table:style-name="Table1.C30" office:value-type="string">
            <text:p text:style-name="P65"><text:span text:style-name="T67">P</text:span>yODBC<text:span text:style-name="T37"> →</text:span><text:span text:style-name="T41"> ODBC</text:span></text:p>
          </table:table-cell>
          <table:table-cell table:style-name="Table1.D30" office:value-type="string">
            <text:p text:style-name="P45">Linux, <text:span text:style-name="T80">Windows</text:span></text:p>
          </table:table-cell>
          <table:table-cell table:style-name="Table1.E30" office:value-type="string">
            <text:p text:style-name="P42">?</text:p>
          </table:table-cell>
          <table:table-cell table:style-name="Table1.F30" office:value-type="string">
            <text:p text:style-name="P43">Untested; no need.</text:p>
          </table:table-cell>
        </table:table-row>
        <table:table-row>
          <table:table-cell table:style-name="Table1.A27" office:value-type="string">
            <text:p text:style-name="P31"/>
          </table:table-cell>
          <table:table-cell table:style-name="Table1.B34" office:value-type="string">
            <text:p text:style-name="P40">SQLAlchemy</text:p>
          </table:table-cell>
          <table:table-cell table:style-name="Table1.C34" office:value-type="string">
            <text:p text:style-name="P65">mxODBC</text:p>
          </table:table-cell>
          <table:table-cell table:style-name="Table1.D34" office:value-type="string">
            <text:p text:style-name="P43">Any</text:p>
          </table:table-cell>
          <table:table-cell table:style-name="Table1.E34" office:value-type="string">
            <text:p text:style-name="P42">Untested</text:p>
          </table:table-cell>
          <table:table-cell table:style-name="Table1.F34" office:value-type="string">
            <text:p text:style-name="P43">Ignored: commercial.<text:note text:id="ftn23" text:note-class="footnote"><text:note-citation>25</text:note-citation><text:note-body><text:p text:style-name="P123">http://www.egenix.com/products/python/mxODBC/</text:p></text:note-body></text:note></text:p>
          </table:table-cell>
        </table:table-row>
        <table:table-row>
          <table:table-cell table:style-name="Table1.A27" office:value-type="string">
            <text:p text:style-name="P31"/>
          </table:table-cell>
          <table:table-cell table:style-name="Table1.B34" office:value-type="string">
            <text:p text:style-name="P80">SQLAlchemy</text:p>
          </table:table-cell>
          <table:table-cell table:style-name="Table1.C34" office:value-type="string">
            <text:p text:style-name="P99">pymssql<text:span text:style-name="T37"> →</text:span><text:span text:style-name="T41"> </text:span><text:span text:style-name="T50">FreeTDS → </text:span><text:span text:style-name="T41">TCP/IP</text:span></text:p>
          </table:table-cell>
          <table:table-cell table:style-name="Table1.D34" office:value-type="string">
            <text:p text:style-name="P81">Linux, <text:span text:style-name="T80">Windows</text:span></text:p>
          </table:table-cell>
          <table:table-cell table:style-name="Table1.E34" office:value-type="string">
            <text:p text:style-name="P93">Yes</text:p>
          </table:table-cell>
          <table:table-cell table:style-name="Table1.F34" office:value-type="string">
            <text:p text:style-name="P94"><text:span text:style-name="T113">Uses FreeTDS. Under Linux, the system-wide file is /etc/freetds/freetds.conf; this contains server/database settings.</text:span><text:span text:style-name="T113"><text:note text:id="ftn24" text:note-class="footnote"><text:note-citation>26</text:note-citation><text:note-body><text:p text:style-name="P139">http://www.freetds.org/userguide/freetdsconf.htm</text:p></text:note-body></text:note></text:span><text:span text:style-name="T45"> </text:span><text:span text:style-name="T50">Use the </text:span><text:span text:style-name="T30">tsql</text:span><text:span text:style-name="T50"> command to test it.</text:span><text:span text:style-name="T50"><text:note text:id="ftn25" text:note-class="footnote"><text:note-citation>27</text:note-citation><text:note-body><text:p text:style-name="P140">See <text:span text:style-name="T16">man tsql</text:span><text:span text:style-name="T37">. For</text:span> example, to connect to a server called wombatvmxp, try: <text:span text:style-name="T16">tsql -L -H wombatvmxp</text:span><text:span text:style-name="T37"> to list instances, and </text:span><text:span text:style-name="T16">tsql -H wombatvmxp -p 1433 -U user -P password </text:span><text:span text:style-name="T37">to connect. </text:span><text:span text:style-name="T55">Once you have configured /etc/freetds/freetds.conf, you can use the config section as the server name: </text:span><text:span text:style-name="T29">tsql -S my_sqlserver_connection -U user -P password</text:span><text:span text:style-name="T55">, and you’ll need to get this version working before you can use SQLAlchemy with FreeTDS.</text:span><text:span text:style-name="T37"> </text:span><text:span text:style-name="T55">A command likely to work at the TSQL command prompt is </text:span><text:span text:style-name="T29">SELECT * FROM information_schema.tables</text:span><text:span text:style-name="T55">. </text:span><text:span text:style-name="T37">Remember to type GO (the default batch separator) to execute a command (http://stackoverflow.com/questions/2299249).</text:span></text:p></text:note-body></text:note></text:span><text:span text:style-name="T50"> </text:span><text:span text:style-name="T55">SQLAlchemy URL is ‘mssql+pymsqql://username:password@freetdsname/?charset=utf8’</text:span></text:p>
          </table:table-cell>
        </table:table-row>
        <table:table-row>
          <table:table-cell table:style-name="Table1.A27" office:value-type="string">
            <text:p text:style-name="P31"/>
          </table:table-cell>
          <table:table-cell table:style-name="Table1.B34" office:value-type="string">
            <text:p text:style-name="P40">SQLAlchemy</text:p>
          </table:table-cell>
          <table:table-cell table:style-name="Table1.C34" office:value-type="string">
            <text:p text:style-name="P70">Jython → <text:span text:style-name="T16">zxJDBC</text:span></text:p>
          </table:table-cell>
          <table:table-cell table:style-name="Table1.D34" office:value-type="string">
            <text:p text:style-name="P43">Linux, <text:span text:style-name="T80">Windows</text:span></text:p>
          </table:table-cell>
          <table:table-cell table:style-name="Table1.E34" office:value-type="string">
            <text:p text:style-name="P42">?</text:p>
          </table:table-cell>
          <table:table-cell table:style-name="Table1.F34" office:value-type="string">
            <text:p text:style-name="P44">Requires Jython, adding complexity; see below. Untested; no need.</text:p>
          </table:table-cell>
        </table:table-row>
        <table:table-row>
          <table:table-cell table:style-name="Table1.A28" office:value-type="string">
            <text:p text:style-name="P31"/>
          </table:table-cell>
          <table:table-cell table:style-name="Table1.B34" office:value-type="string">
            <text:p text:style-name="P40">SQLAlchemy</text:p>
          </table:table-cell>
          <table:table-cell table:style-name="Table1.C34" office:value-type="string">
            <text:p text:style-name="P65">adodbapi</text:p>
          </table:table-cell>
          <table:table-cell table:style-name="Table1.D34" office:value-type="string">
            <text:p text:style-name="P43">Any</text:p>
          </table:table-cell>
          <table:table-cell table:style-name="Table1.E34" office:value-type="string">
            <text:p text:style-name="P42">No</text:p>
          </table:table-cell>
          <table:table-cell table:style-name="Table1.F34" office:value-type="string">
            <text:p text:style-name="P43">Not implemented in SQLAlchemy 0.6+.<text:note text:id="ftn26" text:note-class="footnote"><text:note-citation>28</text:note-citation><text:note-body><text:p text:style-name="P123">http://docs.sqlalchemy.org/en/latest/dialects/mssql.html</text:p></text:note-body></text:note></text:p>
          </table:table-cell>
        </table:table-row>
        <table:table-row>
          <table:table-cell table:style-name="Table1.A34" office:value-type="string">
            <text:p text:style-name="P49">PostgreSQL</text:p>
          </table:table-cell>
          <table:table-cell table:style-name="Table1.B30" office:value-type="string">
            <text:p text:style-name="P82">Django</text:p>
          </table:table-cell>
          <table:table-cell table:style-name="Table1.C30" office:value-type="string">
            <text:p text:style-name="P83">Built in via <text:span text:style-name="T16">psycopg2 </text:span><text:span text:style-name="T37">→</text:span><text:span text:style-name="T44"> TCP/IP</text:span></text:p>
          </table:table-cell>
          <table:table-cell table:style-name="Table1.D30" office:value-type="string">
            <text:p text:style-name="P83">Linux; <text:span text:style-name="T79">Windows</text:span></text:p>
          </table:table-cell>
          <table:table-cell table:style-name="Table1.E30" office:value-type="string">
            <text:p text:style-name="P96">Yes.</text:p>
          </table:table-cell>
          <table:table-cell table:style-name="Table1.F30" office:value-type="string">
            <text:p text:style-name="P84">Psycopg (<text:span text:style-name="T16">pip install psycopg2; </text:span><text:span text:style-name="T22">import psycopg2)</text:span> uses the LGPL.<text:note text:id="ftn27" text:note-class="footnote"><text:note-citation>29</text:note-citation><text:note-body><text:p text:style-name="P124">http://initd.org/psycopg/</text:p></text:note-body></text:note> <text:span text:style-name="T137">The ENGINE setting is ‘django.db.backends.postgresql_psycopg2’.</text:span></text:p>
          </table:table-cell>
        </table:table-row>
        <table:table-row>
          <table:table-cell table:style-name="Table1.A34" office:value-type="string">
            <text:p text:style-name="P46"/>
          </table:table-cell>
          <table:table-cell table:style-name="Table1.B30" office:value-type="string">
            <text:p text:style-name="P82">SQLAlchemy</text:p>
          </table:table-cell>
          <table:table-cell table:style-name="Table1.C30" office:value-type="string">
            <text:p text:style-name="P98">psycopg2<text:span text:style-name="T37"> →</text:span><text:span text:style-name="T44"> TCP/IP</text:span></text:p>
          </table:table-cell>
          <table:table-cell table:style-name="Table1.D30" office:value-type="string">
            <text:p text:style-name="P83">Linux; <text:span text:style-name="T79">Windows</text:span></text:p>
          </table:table-cell>
          <table:table-cell table:style-name="Table1.E30" office:value-type="string">
            <text:p text:style-name="P92">Yes</text:p>
          </table:table-cell>
          <table:table-cell table:style-name="Table1.F30" office:value-type="string">
            <text:p text:style-name="P85">The URL is ‘postgresql://user:password@host/database’.</text:p>
          </table:table-cell>
        </table:table-row>
        <table:table-row>
          <table:table-cell table:style-name="Table1.A34" office:value-type="string">
            <text:p text:style-name="P46"/>
          </table:table-cell>
          <table:table-cell table:style-name="Table1.B34" office:value-type="string">
            <text:p text:style-name="P46">SQLAlchemy</text:p>
          </table:table-cell>
          <table:table-cell table:style-name="Table1.C34" office:value-type="string">
            <text:p text:style-name="P66">pg8000</text:p>
          </table:table-cell>
          <table:table-cell table:style-name="Table1.D34" office:value-type="string">
            <text:p text:style-name="P47">Any</text:p>
          </table:table-cell>
          <table:table-cell table:style-name="Table1.E34" office:value-type="string">
            <text:p text:style-name="P56">?</text:p>
          </table:table-cell>
          <table:table-cell table:style-name="Table1.F34" office:value-type="string">
            <text:p text:style-name="P48">Untested; no need. <text:span text:style-name="T9">But this is pure Python (though slower than py-postgresql in others’ benchmarks), where psycopg2 has other dependencies.</text:span></text:p>
          </table:table-cell>
        </table:table-row>
        <table:table-row>
          <table:table-cell table:style-name="Table1.A34" office:value-type="string">
            <text:p text:style-name="P46"/>
          </table:table-cell>
          <table:table-cell table:style-name="Table1.B34" office:value-type="string">
            <text:p text:style-name="P46">SQLAlchemy</text:p>
          </table:table-cell>
          <table:table-cell table:style-name="Table1.C34" office:value-type="string">
            <text:p text:style-name="P66">psycopg2cffi</text:p>
          </table:table-cell>
          <table:table-cell table:style-name="Table1.D34" office:value-type="string">
            <text:p text:style-name="P47">Any</text:p>
          </table:table-cell>
          <table:table-cell table:style-name="Table1.E34" office:value-type="string">
            <text:p text:style-name="P56">?</text:p>
          </table:table-cell>
          <table:table-cell table:style-name="Table1.F34" office:value-type="string">
            <text:p text:style-name="P47">Untested; no need.</text:p>
          </table:table-cell>
        </table:table-row>
        <table:table-row>
          <table:table-cell table:style-name="Table1.A34" office:value-type="string">
            <text:p text:style-name="P46"/>
          </table:table-cell>
          <table:table-cell table:style-name="Table1.B34" office:value-type="string">
            <text:p text:style-name="P46">SQLAlchemy</text:p>
          </table:table-cell>
          <table:table-cell table:style-name="Table1.C34" office:value-type="string">
            <text:p text:style-name="P66">py-postgresql</text:p>
          </table:table-cell>
          <table:table-cell table:style-name="Table1.D34" office:value-type="string">
            <text:p text:style-name="P47">Any</text:p>
          </table:table-cell>
          <table:table-cell table:style-name="Table1.E34" office:value-type="string">
            <text:p text:style-name="P56">?</text:p>
          </table:table-cell>
          <table:table-cell table:style-name="Table1.F34" office:value-type="string">
            <text:p text:style-name="P47">Untested; no need. <text:span text:style-name="T9">But this is pure Python (and faster than pg8000 in others’ benchmarks), where psycopg2 has other dependencies.</text:span></text:p>
          </table:table-cell>
        </table:table-row>
        <table:table-row>
          <table:table-cell table:style-name="Table1.A34" office:value-type="string">
            <text:p text:style-name="P46"/>
          </table:table-cell>
          <table:table-cell table:style-name="Table1.B34" office:value-type="string">
            <text:p text:style-name="P46">SQLAlchemy</text:p>
          </table:table-cell>
          <table:table-cell table:style-name="Table1.C34" office:value-type="string">
            <text:p text:style-name="P47">Jython → <text:span text:style-name="T16">zxJDBC</text:span></text:p>
          </table:table-cell>
          <table:table-cell table:style-name="Table1.D34" office:value-type="string">
            <text:p text:style-name="P47">Any</text:p>
          </table:table-cell>
          <table:table-cell table:style-name="Table1.E34" office:value-type="string">
            <text:p text:style-name="P56">?</text:p>
          </table:table-cell>
          <table:table-cell table:style-name="Table1.F34" office:value-type="string">
            <text:p text:style-name="P47">Untested; no need.</text:p>
          </table:table-cell>
        </table:table-row>
      </table:table>
      <text:p text:style-name="P6"><text:soft-page-break/></text:p>
      <text:p text:style-name="P11"><text:span text:style-name="T66">It’s normally easy for Python to talk to ODBC (via PyODBC). ODBC is built into Windows. ODBC is provided for Linux via third-party products, notably unixODBC.</text:span><text:span text:style-name="T66"><text:note text:id="ftn28" text:note-class="footnote"><text:note-citation>30</text:note-citation><text:note-body><text:p text:style-name="P120">http://www.unixodbc.org/</text:p></text:note-body></text:note></text:span><text:span text:style-name="T66"> <text:s/>However, the ODBC system also requires a database-specific driver, and sometimes this is fiddly.</text:span></text:p>
      <text:p text:style-name="P10"><text:span text:style-name="T6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66"><text:note text:id="ftn29" text:note-class="footnote"><text:note-citation>31</text:note-citation><text:note-body><text:p text:style-name="P120">https://www.microsoft.com/en-gb/download/details.aspx?id=11774</text:p></text:note-body></text:note></text:span><text:span text:style-name="T66"> (2) jTDS is an open-source Type 4 JDBC driver for SQL Server (based on FreeTDS).</text:span><text:span text:style-name="T66"><text:note text:id="ftn30" text:note-class="footnote"><text:note-citation>32</text:note-citation><text:note-body><text:p text:style-name="P120">http://jtds.sourceforge.net/</text:p></text:note-body></text:note></text:span><text:span text:style-name="T6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8568496500911782646" text:style-name="L1">
        <text:list-item>
          <text:p text:style-name="P189"><text:span text:style-name="T57">For MySQL: if you want to install a fast option, use </text:span><text:span text:style-name="T33">MySQL Connector/Python</text:span><text:span text:style-name="T57"> or </text:span><text:span text:style-name="T33">MySQLdb</text:span><text:span text:style-name="T57">.</text:span><text:span text:style-name="T33"> </text:span><text:span text:style-name="T57">If you want to avoid dependencies, use </text:span><text:span text:style-name="T33">PyMySQL</text:span><text:span text:style-name="T57">.</text:span></text:p>
        </text:list-item>
        <text:list-item>
          <text:p text:style-name="P190"><text:span text:style-name="T63">F</text:span><text:span text:style-name="T59">or SQL Server: under Linux, use FreeTDS and the combination of </text:span><text:span text:style-name="T34">django-pyodbc-azure</text:span><text:span text:style-name="T59"> (for Django) and </text:span><text:span text:style-name="T34">pymssql</text:span><text:span text:style-name="T59"> (for SQLAlchemy). </text:span><text:span text:style-name="T62">If you get a connection error, as per the SQL Server bug above, get your admin to sort it out. </text:span><text:span text:style-name="T59">Under Windows, you might as well use the same, except via Windows ODBC rather than FreeTDS.</text:span></text:p>
        </text:list-item>
        <text:list-item>
          <text:p text:style-name="P190"><text:span text:style-name="T59">For PostgreSQL: use </text:span><text:span text:style-name="T34">psycopg2</text:span><text:span text:style-name="T59">, though you may have to install prerequisites (e.g. download and install a dummy copy of PostgreSQL!).</text:span></text:p>
        </text:list-item>
      </text:list>
      <text:p text:style-name="P12">CRATE bundles in PyMySQL, <text:s/><text:span text:style-name="T60">pyodbc, </text:span><text:span text:style-name="T61">django-pyodbc-azure, </text:span><text:span text:style-name="T60">pymssql, django-pymssql, </text:span><text:span text:style-name="T59">and psycopg2</text:span><text:span text:style-name="T60">.</text:span></text:p>
      <text:p text:style-name="P8">Note that the default TCP/IP ports are: MySQL 3306, SQL Server 1433, PostgreSQL 5432.</text:p>
      <text:h text:style-name="P160" text:outline-level="1">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1" text:note-class="footnote"><text:note-citation>33</text:note-citation><text:note-body><text:p text:style-name="P127">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0">Python code, i.e. CRATE itself</text:p>
          </table:table-cell>
          <table:table-cell table:style-name="Table2.B1" office:value-type="string">
            <text:p text:style-name="P50">Cross-platform</text:p>
          </table:table-cell>
        </table:table-row>
        <table:table-row>
          <table:table-cell table:style-name="Table2.A2" office:value-type="string">
            <text:p text:style-name="P50">Database connections</text:p>
          </table:table-cell>
          <table:table-cell table:style-name="Table2.B2" office:value-type="string">
            <text:p text:style-name="P50">All configurable, and Windows connections available for all. MySQL supported under Windows.</text:p>
          </table:table-cell>
        </table:table-row>
        <table:table-row>
          <table:table-cell table:style-name="Table2.A2" office:value-type="string">
            <text:p text:style-name="P50">Text extraction tools</text:p>
          </table:table-cell>
          <table:table-cell table:style-name="Table2.B2" office:value-type="string">
            <text:p text:style-name="P51">The Linux tools used are unrtf (.RTF), pdftotext (.PDF), antiword (.DOC), strings (anything). They are generally very fast. CRATE calls them by name.</text:p>
            <text:list xml:id="list5274847421704220506" text:style-name="L2">
              <text:list-item>
                <text:p text:style-name="P164">unrtf is available for Windows (license: GPL).<text:note text:id="ftn32" text:note-class="footnote"><text:note-citation>34</text:note-citation><text:note-body><text:p text:style-name="P126">https://www.gnu.org/software/unrtf/; http://gnuwin32.sourceforge.net/packages/unrtf.htm</text:p></text:note-body></text:note></text:p>
              </text:list-item>
              <text:list-item>
                <text:p text:style-name="P164">pdftotext is available for Windows as part of Xpdf (license: GPL).<text:note text:id="ftn33" text:note-class="footnote"><text:note-citation>35</text:note-citation><text:note-body><text:p text:style-name="P126">http://www.foolabs.com/xpdf/</text:p></text:note-body></text:note></text:p>
              </text:list-item>
              <text:list-item>
                <text:p text:style-name="P164">antiword<text:note text:id="ftn34" text:note-class="footnote"><text:note-citation>36</text:note-citation><text:note-body><text:p text:style-name="P126">http://www.winfield.demon.nl/</text:p></text:note-body></text:note> can be compiled for Windows and is available as a binary.<text:note text:id="ftn35" text:note-class="footnote"><text:note-citation>37</text:note-citation><text:note-body><text:p text:style-name="P126">http://www-stud.rbi.informatik.uni-frankfurt.de/~markus/antiword/</text:p></text:note-body></text:note></text:p>
              </text:list-item>
              <text:list-item>
                <text:p text:style-name="P164">strings has an equivalent for Windows.<text:note text:id="ftn36" text:note-class="footnote"><text:note-citation>38</text:note-citation><text:note-body><text:p text:style-name="P126">https://technet.microsoft.com/en-us/sysinternals/bb897439.aspx</text:p></text:note-body></text:note></text:p>
              </text:list-item>
            </text:list>
            <text:p text:style-name="P67">Users on Windows should install these tools so that they’re visible to CRATE via the PATH.</text:p>
          </table:table-cell>
        </table:table-row>
        <table:table-row>
          <table:table-cell table:style-name="Table2.A2" office:value-type="string">
            <text:p text:style-name="P51">Web framework (Gunicorn, with e.g. Apache as a front end)</text:p>
          </table:table-cell>
          <table:table-cell table:style-name="Table2.B2" office:value-type="string">
            <text:p text:style-name="P102"><text:span text:style-name="T83">Gunicorn is UNIX-only, </text:span><text:span text:style-name="T85">although happily it installs without complaint on Windows, so we don’t need to exclude it from the dependencies</text:span><text:span text:style-name="T83">. </text:span></text:p>
            <text:p text:style-name="P102"><text:span text:style-name="T83"><text:tab/></text:span><text:span text:style-name="T84">Alternatives include: (1) CherryPy. This is pure Python. It supports SSL </text:span><text:span text:style-name="T87">and serves static files</text:span><text:span text:style-name="T84">. Let’s use it. </text:span><text:span text:style-name="T86">(2) </text:span><text:span text:style-name="T91">uWSGI: </text:span><text:span text:style-name="T92">written in C and requires Cygwin; </text:span><text:span text:style-name="T91">probably overly complex. </text:span><text:span text:style-name="T93">(3) </text:span><text:span text:style-name="T91">Waitress.</text:span><text:span text:style-name="T91"><text:note text:id="ftn37" text:note-class="footnote"><text:note-citation>39</text:note-citation><text:note-body><text:p text:style-name="P128">https://pylons.readthedocs.org/projects/waitress/en/latest/</text:p></text:note-body></text:note></text:span><text:span text:style-name="T91"> This doesn’t support SSL but does support reverse proxying.</text:span></text:p>
            <text:p text:style-name="P100"><text:soft-page-break/><text:span text:style-name="T82"><text:tab/>CherryPy works nicely; </text:span><text:span text:style-name="T88">I’ve set up </text:span><text:span text:style-name="T82">a launch script and default configuration.</text:span><text:span text:style-name="T82"><text:note text:id="ftn38" text:note-class="footnote"><text:note-citation>40</text:note-citation><text:note-body><text:p text:style-name="P135">But see also: https://baxeico.wordpress.com/2013/10/13/django-on-windows/; http://tools.cherrypy.org/wiki/WindowsService</text:p></text:note-body></text:note></text:span><text:span text:style-name="T82"> </text:span><text:span text:style-name="T94">This is also suitable for Linux use.</text:span><text:span text:style-name="T97"> </text:span><text:span text:style-name="T98">It uses a thread pool by default for its HTTP server. </text:span><text:span text:style-name="T100">It runs as a django manage.py command, so use it as </text:span><text:span text:style-name="T96">crate_django_manage runcpserver</text:span><text:span text:style-name="T100">.</text:span></text:p>
          </table:table-cell>
        </table:table-row>
        <table:table-row>
          <table:table-cell table:style-name="Table2.A2" office:value-type="string">
            <text:p text:style-name="P50">Celery</text:p>
          </table:table-cell>
          <table:table-cell table:style-name="Table2.B2" office:value-type="string">
            <text:p text:style-name="P50">Celery is in Python, so is cross-platform. It can be run as a daemon/service under Windows, using the Windows built-in Task Scheduler.<text:note text:id="ftn39" text:note-class="footnote"><text:note-citation>41</text:note-citation><text:note-body><text:p text:style-name="P126">http://docs.celeryproject.org/en/latest/tutorials/daemonizing.html; https://www.calazan.com/windows-tip-run-applications-in-the-background-using-task-scheduler/; <text:span text:style-name="T106">you use the virtualenv’s ‘crate/bin/celeryd’ as the process.</text:span></text:p></text:note-body></text:note> <text:span text:style-name="T107">Services can also be installed from Python.</text:span><text:span text:style-name="T107"><text:note text:id="ftn40" text:note-class="footnote"><text:note-citation>42</text:note-citation><text:note-body><text:p text:style-name="P131">Use ‘pip install pypiwin32’. <text:span text:style-name="T10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50">RabbitMQ</text:p>
          </table:table-cell>
          <table:table-cell table:style-name="Table2.B2" office:value-type="string">
            <text:p text:style-name="P50">RabbitMQ supports Windows directly and runs as a service.<text:note text:id="ftn41" text:note-class="footnote"><text:note-citation>43</text:note-citation><text:note-body><text:p text:style-name="P126">https://www.rabbitmq.com/install-windows.html</text:p></text:note-body></text:note></text:p>
          </table:table-cell>
        </table:table-row>
        <table:table-row>
          <table:table-cell table:style-name="Table2.A2" office:value-type="string">
            <text:p text:style-name="P71">supervisord</text:p>
          </table:table-cell>
          <table:table-cell table:style-name="Table2.B2" office:value-type="string">
            <text:p text:style-name="P52">supervisord is used under Linux to control (a) celery and (b) gunicorn. <text:span text:style-name="T101">It does not run under Windows.</text:span><text:span text:style-name="T101"><text:note text:id="ftn42" text:note-class="footnote"><text:note-citation>44</text:note-citation><text:note-body><text:p text:style-name="P133">http://supervisord.org/introduction.html#platform-requirements ; <text:span text:style-name="T109">though see http://stackoverflow.com/questions/7629813 as you can run supervisord under Cygwin.</text:span></text:p></text:note-body></text:note></text:span><text:span text:style-name="T101"> Under Windows, we need to run (a) celery and (b) CherryPy. </text:span>For Celery, this function is replaced by the Windows Task Scheduler. <text:span text:style-name="T102">For CherryPy, </text:span><text:span text:style-name="T4">there is also a daemon script. It can be run from the command line with </text:span><text:span text:style-name="T35">python -c “from cherrypy.daemon import run; run()”</text:span><text:span text:style-name="T70">. </text:span><text:span text:style-name="T71">(</text:span><text:span text:style-name="T73">An aside: n</text:span><text:span text:style-name="T72">ote also </text:span><text:span text:style-name="T71">Monit; not free, but potentially good, in the UNIX environment</text:span><text:span text:style-name="T72">.</text:span><text:span text:style-name="T72"><text:note text:id="ftn43" text:note-class="footnote"><text:note-citation>45</text:note-citation><text:note-body><text:p text:style-name="P129">https://mmonit.com/</text:p></text:note-body></text:note></text:span><text:span text:style-name="T71">) </text:span><text:span text:style-name="T5">See also django-windows-tools</text:span><text:span text:style-name="T74">.</text:span><text:span text:style-name="T74"><text:note text:id="ftn44" text:note-class="footnote"><text:note-citation>46</text:note-citation><text:note-body><text:p text:style-name="P132">http://django-windows-tools.readthedocs.org/en/latest/index.html</text:p></text:note-body></text:note></text:span></text:p>
          </table:table-cell>
        </table:table-row>
        <table:table-row>
          <table:table-cell table:style-name="Table2.A2" office:value-type="string">
            <text:p text:style-name="P57">MySQL standalone auditor</text:p>
          </table:table-cell>
          <table:table-cell table:style-name="Table2.B2" office:value-type="string">
            <text:p text:style-name="P58"><text:span text:style-name="T105">D</text:span>itched; MySQL now supports adequate auditing itself. In mysql.cnf:</text:p>
            <text:list xml:id="list4897854708588252072" text:style-name="L3">
              <text:list-item>
                <text:p text:style-name="P166">Set ‘log_output = TABLE’ (to use the table mysql.general_log), ‘log_output = FILE’ (to use the file specified by the ‘general_log_file’ variable), or ‘log_output = FILE,TABLE’ for both.</text:p>
              </text:list-item>
              <text:list-item>
                <text:p text:style-name="P166">Set ‘general_log = 1’. </text:p>
              </text:list-item>
            </text:list>
            <text:p text:style-name="P101"><text:span text:style-name="T89">Restart MySQL.</text:span><text:span text:style-name="T89"><text:note text:id="ftn45" text:note-class="footnote"><text:note-citation>47</text:note-citation><text:note-body><text:p text:style-name="P130">https://dev.mysql.com/doc/refman/5.7/en/log-destinations.html</text:p></text:note-body></text:note></text:span><text:span text:style-name="T89"> </text:span><text:span text:style-name="T90">The </text:span><text:span text:style-name="T95">TABLE </text:span><text:span text:style-name="T99">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0">Library dependencies</text:p>
          </table:table-cell>
          <table:table-cell table:style-name="Table2.B2" office:value-type="string">
            <text:p text:style-name="P59">DOCX extraction prefer<text:span text:style-name="T110">red</text:span> to use python-docx, <text:span text:style-name="T110">which uses lxml, which has C dependencies and is therefore fiddly to install on arbitrary Windows systems (i.e. is not guaranteed to be installed by pip). One option would be for the user to install lxml from e.g. a binary repository</text:span><text:span text:style-name="T110"><text:note text:id="ftn46" text:note-class="footnote"><text:note-citation>48</text:note-citation><text:note-body><text:p text:style-name="P134">http://www.lfd.uci.edu/~gohlke/pythonlibs/#lxml</text:p></text:note-body></text:note></text:span><text:span text:style-name="T110">, but instead I rewrote rnc_extract_text.py (in cardinal_pythonlib) to use a pure Python approach that also handles tables.</text:span></text:p>
          </table:table-cell>
        </table:table-row>
      </table:table>
      <text:p text:style-name="P13"/>
      <text:h text:style-name="P161" text:outline-level="1">Converting to SQLAlchemy</text:h>
      <text:p text:style-name="P16">See test_sqla_reflection.py</text:p>
      <text:list xml:id="list6053150109477519806" text:style-name="L4">
        <text:list-item>
          <text:p text:style-name="P191">Cataloguing databases: <text:span text:style-name="T111">easy.</text:span></text:p>
        </text:list-item>
        <text:list-item>
          <text:p text:style-name="P19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1">and ischema_names. For dialect-specific things, you find ‘LONGBLOB’ (</text:span><text:span text:style-name="T123">str) and ‘LONGBLOB()’ (repr). Dealt with by using the str(coltype) method and adding a reverse lookup via SQLAlchemy dialect.</text:span></text:p>
        </text:list-item>
        <text:list-item>
          <text:p text:style-name="P193">SQL field comments: there is no standard cross-database way.<text:note text:id="ftn47" text:note-class="footnote"><text:note-citation>49</text:note-citation><text:note-body><text:p text:style-name="P144">https://bitbucket.org/zzzeek/sqlalchemy/issues/1546/feature-request-commenting-db-objects , <text:span text:style-name="T128">including my compilation of methods for different backends.</text:span></text:p></text:note-body></text:note> <text:span text:style-name="T128">The web interface c</text:span>ould read comments from the DD, <text:span text:style-name="T128">but that introduces an otherwise unnecessary dependence on a user-maintained file. Better to read just from the database. </text:span><text:span text:style-name="T10">When SQLAlchemy supports comments, set up CRATE’s Django code to read them from all relevant backends (currently it is MySQL-specific).</text:span></text:p>
        </text:list-item>
        <text:list-item>
          <text:p text:style-name="P194">Iteration by rows: <text:span text:style-name="T120">if memory constraints become a real problem, </text:span>consider yield_per(); note that some DBAPIs fetch all rows anyway <text:span text:style-name="T119">even if you use cursor.fetchone()</text:span>.<text:note text:id="ftn48" text:note-class="footnote"><text:note-citation>50</text:note-citation><text:note-body><text:p text:style-name="P13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195"><text:soft-page-break/><text:span text:style-name="T122">INSERT... ON DUPLICATE KEY UPDATE: tricky.</text:span><text:span text:style-name="T122"><text:note text:id="ftn49" text:note-class="footnote"><text:note-citation>51</text:note-citation><text:note-body><text:p text:style-name="P13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2">http://stackoverflow.com/questions/1382469/sqlalchemy-easy-way-to-insert-or-update</text:span> https://bitbucket.org/zzzeek/sqlalchemy/issues/960</text:p></text:note-body></text:note></text:span><text:span text:style-name="T122"> </text:span><text:span text:style-name="T124">Used a custom dire</text:span><text:span text:style-name="T125">ctive (with compile-specific-to-MySQL option) to append SQL.</text:span></text:p>
        </text:list-item>
        <text:list-item>
          <text:p text:style-name="P196">Character set: tricky. <text:span text:style-name="T127">Getting this wrong leads to MySQL ‘1336, Incorrect string value’ errors or Python ‘UnicodeEncodeError’ errors on insert. MySQL has character set/collation settings for: client, server, database, table, column...</text:span><text:span text:style-name="T127"><text:note text:id="ftn50" text:note-class="footnote"><text:note-citation>52</text:note-citation><text:note-body><text:p text:style-name="P146">To view: http://makandracards.com/makandra/2529-show-and-change-mysql-default-character-set .</text:p></text:note-body></text:note></text:span><text:span text:style-name="T127"> In SQLAlchemy, specify the character set for the connection and, particularly, for creating the destination table.</text:span><text:span text:style-name="T127"><text:note text:id="ftn51" text:note-class="footnote"><text:note-citation>53</text:note-citation><text:note-body><text:p text:style-name="P146">See http://docs.sqlalchemy.org/en/latest/dialects/mysql.html . Specify options like <text:span text:style-name="T126">mysql_charset either in the Table() definition (SQLAlchemy Core) or the __table_args__ dictionary (SQLAlchemy ORM): http://stackoverflow.com/questions/8971960.</text:span></text:p></text:note-body></text:note></text:span><text:span text:style-name="T127"> </text:span><text:span text:style-name="T28">Database URLs should include ‘?charset=utf8’ or similar, </text:span><text:span text:style-name="T53">and the rest is handled internally.</text:span></text:p>
        </text:list-item>
        <text:list-item>
          <text:p text:style-name="P195">CREATE FULLTEXT INDEX: MySQL-specific.<text:note text:id="ftn52" text:note-class="footnote"><text:note-citation>54</text:note-citation><text:note-body><text:p text:style-name="P136">http://stackoverflow.com/questions/14971619/proper-use-of-mysql-full-text-search-with-sqlalchemy</text:p></text:note-body></text:note> <text:span text:style-name="T118">PostgreSQL supports full-text indexing but uses different methods.</text:span><text:span text:style-name="T118"><text:note text:id="ftn53" text:note-class="footnote"><text:note-citation>55</text:note-citation><text:note-body><text:p text:style-name="P143">http://www.postgresql.org/docs/9.1/static/textsearch-tables.html</text:p></text:note-body></text:note></text:span><text:span text:style-name="T118"> Handled with dialect-specific code.</text:span></text:p>
        </text:list-item>
        <text:list-item>
          <text:p text:style-name="P197"><text:span text:style-name="T24">MySQL settings: configure using /</text:span><text:span text:style-name="T25">etc/mysql/</text:span><text:span text:style-name="T24">my.cnf </text:span><text:span text:style-name="T25">or equivalent</text:span><text:span text:style-name="T24">. </text:span><text:span text:style-name="T114">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15">≤5.5.6 and false by default for ≥5.5.7</text:span><text:span text:style-name="T114">.</text:span><text:span text:style-name="T114"><text:note text:id="ftn54" text:note-class="footnote"><text:note-citation>56</text:note-citation><text:note-body><text:p text:style-name="P141"><text:bookmark-start text:name="__DdeLink__1972_1665690880"/>https://dev.mysql.com/doc/refman/5.7/en/server-system-variables.html<text:bookmark-end text:name="__DdeLink__1972_1665690880"/></text:p></text:note-body></text:note></text:span><text:span text:style-name="T114"> InnoDB can use the Antelope or Barracuda file format;</text:span><text:span text:style-name="T114"><text:note text:id="ftn55" text:note-class="footnote"><text:note-citation>57</text:note-citation><text:note-body><text:p text:style-name="P141">https://dev.mysql.com/doc/refman/5.7/en/innodb-file-format.html</text:p></text:note-body></text:note></text:span><text:span text:style-name="T114"> the default became Barracuda for MySQL </text:span><text:span text:style-name="T115">≥5.7.7; Barracuda is fancier. It supports options like DYNAMIC row formats. As of MySQL 5.7.9, one can specify the default row format.</text:span><text:span text:style-name="T115"><text:note text:id="ftn56" text:note-class="footnote"><text:note-citation>58</text:note-citation><text:note-body><text:p text:style-name="P141">https://dev.mysql.com/doc/refman/5.7/en/innodb-row-format-specification.html</text:p></text:note-body></text:note></text:span><text:span text:style-name="T115"> </text:span><text:span text:style-name="T116">You can dynamically change a table’</text:span><text:span text:style-name="T117">s file and row format.</text:span><text:span text:style-name="T116"><text:note text:id="ftn57" text:note-class="footnote"><text:note-citation>59</text:note-citation><text:note-body><text:p text:style-name="P142">http://stackoverflow.com/questions/8112517/alter-row-format-to-dynamic</text:p></text:note-body></text:note></text:span></text:p>
        </text:list-item>
      </text:list>
      <text:p text:style-name="P151"/>
      <text:p text:style-name="P151"># Example lines from /etc/mysql/my.cnf:</text:p>
      <text:p text:style-name="P153">character_set_server = utf8</text:p>
      <text:p text:style-name="P153">collation_server = utf8_unicode_ci</text:p>
      <text:p text:style-name="P152">default_storage_engine = InnoDB</text:p>
      <text:p text:style-name="P152">innodb_file_per_table = 1</text:p>
      <text:p text:style-name="P152">innodb_file_format = Barracuda</text:p>
      <text:p text:style-name="P152">innodb_default_row_format = DYNAMIC</text:p>
      <text:p text:style-name="P151"/>
      <text:p text:style-name="P151"># To alter row format dynamically later</text:p>
      <text:p text:style-name="P151"># (e.g. from Antelope/COMPACT to Barracuda/DYNAMIC):</text:p>
      <text:p text:style-name="P151">mysql&gt; <text:span text:style-name="T16">ALTER TABLE </text:span><text:span text:style-name="T14">databasename.tablename</text:span><text:span text:style-name="T16"> ROW_FORMAT=DYNAMIC;</text:span></text:p>
      <text:p text:style-name="P151"># To confirm:</text:p>
      <text:p text:style-name="P151">mysql&gt; <text:span text:style-name="T16">SELECT * FROM information_schema.innodb_sys_tables WHERE </text:span><text:span text:style-name="T26">name</text:span><text:span text:style-name="T16"> = ‘</text:span><text:span text:style-name="T14">databasename</text:span><text:span text:style-name="T16">/</text:span><text:span text:style-name="T14">tablename</text:span><text:span text:style-name="T16">’;</text:span></text:p>
      <text:p text:style-name="P156"/>
      <text:p text:style-name="P157"># To create a database with a specified charset/collation:</text:p>
      <text:p text:style-name="P155"><text:span text:style-name="T37">mysql&gt; </text:span><text:span text:style-name="T16">CREATE DATABASE </text:span><text:span text:style-name="T14">somedb</text:span><text:span text:style-name="T37"> </text:span><text:span text:style-name="T16">DEFAULT CHARACTER SET utf8 DEFAULT COLLATE utf8_unicode_ci;</text:span></text:p>
      <text:p text:style-name="P156"/>
      <text:p text:style-name="P154"><text:span text:style-name="T37"># To alter a table’s character set/</text:span><text:span text:style-name="T51">collation</text:span><text:span text:style-name="T37">:</text:span></text:p>
      <text:p text:style-name="P156"># (http://stackoverflow.com/questions/742205)</text:p>
      <text:p text:style-name="P156"># (http://stackoverflow.com/questions/766809)</text:p>
      <text:p text:style-name="P154"><text:span text:style-name="T37">mysql&gt; </text:span><text:span text:style-name="T16">ALTER TABLE </text:span><text:span text:style-name="T14">sometable</text:span><text:span text:style-name="T16"> CONVERT TO CHARACTER SET utf8 COLLATE utf8_unicode_ci;</text:span></text:p>
      <text:h text:style-name="P162" text:outline-level="1"><text:soft-page-break/>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7173744053999715820" text:style-name="List_20_1">
        <text:list-item>
          <text:p text:style-name="P163">Bug fix for incremental update (previous version inserted rather than updating when the source content had changed); search for update_on_duplicate_key.</text:p>
        </text:list-item>
        <text:list-item>
          <text:p text:style-name="P163">Checks for missing/extra fields in destination.</text:p>
        </text:list-item>
        <text:list-item>
          <text:p text:style-name="P163">“No separator” allowed for get_date_regex_elements(), allowing anonymisation of e.g. 19Mar2015, 19800101.</text:p>
        </text:list-item>
        <text:list-item>
          <text:p text:style-name="P163">New default at_word_boundaries_only=False for get_date_regex_elements(), allowing anonymisation of ISO8601-format dates (e.g. 1980-10-01T0000), etc.</text:p>
        </text:list-item>
        <text:list-item>
          <text:p text:style-name="P163">Similar option for get_code_regex_elements().</text:p>
        </text:list-item>
        <text:list-item>
          <text:p text:style-name="P163">Similar option for get_string_regex_elements().</text:p>
        </text:list-item>
        <text:list-item>
          <text:p text:style-name="P163">Options in config to control these.</text:p>
        </text:list-item>
        <text:list-item>
          <text:p text:style-name="P16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63">Audit database/table.</text:p>
        </text:list-item>
        <text:list-item>
          <text:p text:style-name="P163">Create an incremental update to the data dictionary (i.e. existing DD plus any new fields in the source, with safe draft entries).</text:p>
        </text:list-item>
        <text:list-item>
          <text:p text:style-name="P163">Data dictionary optimizations.</text:p>
        </text:list-item>
      </text:list>
      <text:h text:style-name="Heading_20_3" text:outline-level="3">2015-04-25, v0.04</text:h>
      <text:list xml:id="list185039737673340" text:continue-numbering="true" text:style-name="List_20_1">
        <text:list-item>
          <text:p text:style-name="P163">Whole bunch of stuff to cope with a limited computer talking to SQL Server with some idiosyncrasies.</text:p>
        </text:list-item>
      </text:list>
      <text:h text:style-name="Heading_20_3" text:outline-level="3">2015-05-01, v0.05</text:h>
      <text:list xml:id="list185040613993808" text:continue-numbering="true" text:style-name="List_20_1">
        <text:list-item>
          <text:p text:style-name="P163">Ability to vary audit/secret map tablenames.</text:p>
        </text:list-item>
        <text:list-item>
          <text:p text:style-name="P163">Made date element separators broader in anonymisation regex.</text:p>
        </text:list-item>
        <text:list-item>
          <text:p text:style-name="P163">min_string_length_for_errors option</text:p>
        </text:list-item>
        <text:list-item>
          <text:p text:style-name="P163">min_string_length_to_scrub_with option</text:p>
        </text:list-item>
        <text:list-item>
          <text:p text:style-name="P163">words_not_to_scrub option</text:p>
        </text:list-item>
        <text:list-item>
          <text:p text:style-name="P163">bugfix: date regex couldn't cope with years prior to 1900</text:p>
        </text:list-item>
        <text:list-item>
          <text:p text:style-name="P163">gen_all_values_for_patient() was inefficient in that it would process the same source table multiple times to retrieve different fields.</text:p>
        </text:list-item>
        <text:list-item>
          <text:p text:style-name="P163">ddgen_index_fields option</text:p>
        </text:list-item>
        <text:list-item>
          <text:p text:style-name="P163">simplification of get_anon_fragments_from_string()</text:p>
        </text:list-item>
        <text:list-item>
          <text:p text:style-name="P163">SCRUBMETHOD.CODE, particularly for postcodes. (Not very different from SCRUBMETHOD.NUMERIC, but a little different.)</text:p>
        </text:list-item>
        <text:list-item>
          <text:p text:style-name="P163">debug_row_limit applies to patient-based tables (as a per-thread limit); was previously <text:soft-page-break/>implemented as a per-patient limit, which was silly.</text:p>
        </text:list-item>
        <text:list-item>
          <text:p text:style-name="P163">Indirection step in config for destination/admin databases.</text:p>
        </text:list-item>
        <text:list-item>
          <text:p text:style-name="P163">ddgen_allow_fulltext_indexing option, for old MySQL versions.</text:p>
        </text:list-item>
      </text:list>
      <text:h text:style-name="Heading_20_3" text:outline-level="3">2015-06-25, v0.06</text:h>
      <text:list xml:id="list185040419307674" text:continue-numbering="true" text:style-name="List_20_1">
        <text:list-item>
          <text:p text:style-name="P198">Option: replace_nonspecific_info_with</text:p>
        </text:list-item>
        <text:list-item>
          <text:p text:style-name="P198">Option: scrub_all_numbers_of_n_digits</text:p>
        </text:list-item>
        <text:list-item>
          <text:p text:style-name="P198">Option: scrub_all_uk_postcodes</text:p>
        </text:list-item>
      </text:list>
      <text:h text:style-name="Heading_20_3" text:outline-level="3">2015-07-14, v0.06</text:h>
      <text:list xml:id="list185040900932437" text:continue-numbering="true" text:style-name="List_20_1">
        <text:list-item>
          <text:p text:style-name="P199">bugfix: if a source scrub-from value was a number with value '.', the regex went haywire... so regex builders now check for blanks.</text:p>
        </text:list-item>
      </text:list>
      <text:h text:style-name="P206" text:outline-level="3">2015-07-16, v0.07</text:h>
      <text:list xml:id="list185040665397930" text:continue-numbering="true" text:style-name="List_20_1">
        <text:list-item>
          <text:p text:style-name="P199">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85039280650169" text:continue-numbering="true" text:style-name="List_20_1">
        <text:list-item>
          <text:p text:style-name="P200">SCRUBMETHOD.WORDS renamed SCRUBMETHOD.WORDS</text:p>
        </text:list-item>
        <text:list-item>
          <text:p text:style-name="P200">SCRUBMETHOD.PHRASE added</text:p>
        </text:list-item>
        <text:list-item>
          <text:p text:style-name="P200">ddgen_scrubmethod_phrase_fields added</text:p>
        </text:list-item>
      </text:list>
      <text:h text:style-name="Heading_20_3" text:outline-level="3">2015-07-28, v0.09</text:h>
      <text:list xml:id="list185039801432308" text:continue-numbering="true" text:style-name="List_20_1">
        <text:list-item>
          <text:p text:style-name="P199">debug_max_n_patients option, used with gen_patient_ids(), to reduce the number of patients processed for “full rebuild” debugging.</text:p>
        </text:list-item>
        <text:list-item>
          <text:p text:style-name="P199">debug_pid_list option, similarly</text:p>
        </text:list-item>
      </text:list>
      <text:h text:style-name="Heading_20_3" text:outline-level="3">2015-09-02 to 2015-09-13, v0.10</text:h>
      <text:list xml:id="list185040043327890" text:continue-numbering="true" text:style-name="List_20_1">
        <text:list-item>
          <text:p text:style-name="P199">Opt-out mechanism.</text:p>
        </text:list-item>
        <text:list-item>
          <text:p text:style-name="P199">Default hasher changed to SHA256.</text:p>
        </text:list-item>
        <text:list-item>
          <text:p text:style-name="P199">Bugfix to datatypes in delete_dest_rows_with_no_src_row().</text:p>
        </text:list-item>
      </text:list>
      <text:h text:style-name="Heading_20_3" text:outline-level="3">2015-09-16, v0.11</text:h>
      <text:list xml:id="list185040297259418" text:continue-numbering="true" text:style-name="List_20_1">
        <text:list-item>
          <text:p text:style-name="P199">Split main source code for simplicity.</text:p>
        </text:list-item>
      </text:list>
      <text:h text:style-name="Heading_20_3" text:outline-level="3">2015-09-21, v0.12</text:h>
      <text:list xml:id="list185040920765774" text:continue-numbering="true" text:style-name="List_20_1">
        <text:list-item>
          <text:p text:style-name="P199">Database interface renamed from mysqldb to mysql, to allow for PyMySQL support as well (backend details otherwise irrelevant to front-end application).</text:p>
        </text:list-item>
      </text:list>
      <text:h text:style-name="Heading_20_3" text:outline-level="3">2015-10-06, v0.13</text:h>
      <text:list xml:id="list185040168704677" text:continue-numbering="true" text:style-name="List_20_1">
        <text:list-item>
          <text:p text:style-name="P199">Added TRID.</text:p>
        </text:list-item>
      </text:list>
      <text:h text:style-name="Heading_20_3" text:outline-level="3">201<text:span text:style-name="T1">6-03-10</text:span>, v0.1<text:span text:style-name="T1">4</text:span></text:h>
      <text:list xml:id="list185039644502298" text:continue-numbering="true" text:style-name="List_20_1">
        <text:list-item>
          <text:p text:style-name="P199">Code cleanup.</text:p>
        </text:list-item>
        <text:list-item>
          <text:p text:style-name="P199">HMAC for RID generation, replacing simpler hashes, for improved security.</text:p>
        </text:list-item>
        <text:list-item>
          <text:p text:style-name="P201">New option: secret_trid_cache_tablename</text:p>
        </text:list-item>
        <text:list-item>
          <text:p text:style-name="P201">Removed option: words_not_to_scrub</text:p>
        </text:list-item>
        <text:list-item>
          <text:p text:style-name="P201">New options: whitelist<text:span text:style-name="T2">_filenames</text:span> (replaces words_not_to_scrub), blacklist<text:span text:style-name="T2">_filenames.</text:span></text:p>
        </text:list-item>
        <text:list-item>
          <text:p text:style-name="P202">Transition from cardinal_pythonlib.rnc_db to SQLAlchemy for anonymiser database interface.</text:p>
        </text:list-item>
        <text:list-item>
          <text:p text:style-name="P203"><text:soft-page-break/>Environment variable changed from CRATE_LOCAL_SETTINGS to CRATE_WEB_LOCAL_SETTINGS and coded into crate_anon/config/constants.py.</text:p>
        </text:list-item>
        <text:list-item>
          <text:p text:style-name="P204">Web front end now happy getting structure from SQL Server and PostgreSQL.</text:p>
        </text:list-item>
        <text:list-item>
          <text:p text:style-name="P205">Windows support.</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2.2$Linux_X86_64 LibreOffice_project/10m0$Build-2</meta:generator>
    <dc:date>2016-05-05T18:50:39.052989463</dc:date>
    <meta:editing-duration>P7DT23H49M43S</meta:editing-duration>
    <meta:editing-cycles>541</meta:editing-cycles>
    <dc:creator>Rudolf Cardinal</dc:creator>
    <meta:document-statistic meta:table-count="3" meta:image-count="0" meta:object-count="0" meta:page-count="9" meta:paragraph-count="391" meta:word-count="3420" meta:character-count="27392" meta:non-whitespace-character-count="2442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